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1.669cm"/>
    </style:style>
    <style:style style:name="co4" style:family="table-column">
      <style:table-column-properties fo:break-before="auto" style:column-width="1.397cm"/>
    </style:style>
    <style:style style:name="co5" style:family="table-column">
      <style:table-column-properties fo:break-before="auto" style:column-width="1.423cm"/>
    </style:style>
    <style:style style:name="co6" style:family="table-column">
      <style:table-column-properties fo:break-before="auto" style:column-width="3.304cm"/>
    </style:style>
    <style:style style:name="co7" style:family="table-column">
      <style:table-column-properties fo:break-before="auto" style:column-width="1.178cm"/>
    </style:style>
    <style:style style:name="co8" style:family="table-column">
      <style:table-column-properties fo:break-before="auto" style:column-width="1.288cm"/>
    </style:style>
    <style:style style:name="co9" style:family="table-column">
      <style:table-column-properties fo:break-before="auto" style:column-width="1.752cm"/>
    </style:style>
    <style:style style:name="co10" style:family="table-column">
      <style:table-column-properties fo:break-before="auto" style:column-width="1.152cm"/>
    </style:style>
    <style:style style:name="co11" style:family="table-column">
      <style:table-column-properties fo:break-before="auto" style:column-width="1.071cm"/>
    </style:style>
    <style:style style:name="co12" style:family="table-column">
      <style:table-column-properties fo:break-before="auto" style:column-width="2.078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0.907cm"/>
    </style:style>
    <style:style style:name="co15" style:family="table-column">
      <style:table-column-properties fo:break-before="auto" style:column-width="0.797cm"/>
    </style:style>
    <style:style style:name="co16" style:family="table-column">
      <style:table-column-properties fo:break-before="auto" style:column-width="1.233cm"/>
    </style:style>
    <style:style style:name="co17" style:family="table-column">
      <style:table-column-properties fo:break-before="auto" style:column-width="1.533cm"/>
    </style:style>
    <style:style style:name="co18" style:family="table-column">
      <style:table-column-properties fo:break-before="auto" style:column-width="1.642cm"/>
    </style:style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4.038cm"/>
    </style:style>
    <style:style style:name="co21" style:family="table-column">
      <style:table-column-properties fo:break-before="auto" style:column-width="3.93cm"/>
    </style:style>
    <style:style style:name="co22" style:family="table-column">
      <style:table-column-properties fo:break-before="auto" style:column-width="8.07cm"/>
    </style:style>
    <style:style style:name="co23" style:family="table-column">
      <style:table-column-properties fo:break-before="auto" style:column-width="4.42cm"/>
    </style:style>
    <style:style style:name="co24" style:family="table-column">
      <style:table-column-properties fo:break-before="auto" style:column-width="4.256cm"/>
    </style:style>
    <style:style style:name="co25" style:family="table-column">
      <style:table-column-properties fo:break-before="auto" style:column-width="4.147cm"/>
    </style:style>
    <style:style style:name="co26" style:family="table-column">
      <style:table-column-properties fo:break-before="auto" style:column-width="4.637cm"/>
    </style:style>
    <style:style style:name="co27" style:family="table-column">
      <style:table-column-properties fo:break-before="auto" style:column-width="4.011cm"/>
    </style:style>
    <style:style style:name="co28" style:family="table-column">
      <style:table-column-properties fo:break-before="auto" style:column-width="3.902cm"/>
    </style:style>
    <style:style style:name="co29" style:family="table-column">
      <style:table-column-properties fo:break-before="auto" style:column-width="4.392cm"/>
    </style:style>
    <style:style style:name="co30" style:family="table-column">
      <style:table-column-properties fo:break-before="auto" style:column-width="5.89cm"/>
    </style:style>
    <style:style style:name="co31" style:family="table-column">
      <style:table-column-properties fo:break-before="auto" style:column-width="5.782cm"/>
    </style:style>
    <style:style style:name="co32" style:family="table-column">
      <style:table-column-properties fo:break-before="auto" style:column-width="6.272cm"/>
    </style:style>
    <style:style style:name="co33" style:family="table-column">
      <style:table-column-properties fo:break-before="auto" style:column-width="3.766cm"/>
    </style:style>
    <style:style style:name="co34" style:family="table-column">
      <style:table-column-properties fo:break-before="auto" style:column-width="3.657cm"/>
    </style:style>
    <style:style style:name="co35" style:family="table-column">
      <style:table-column-properties fo:break-before="auto" style:column-width="3.875cm"/>
    </style:style>
    <style:style style:name="co36" style:family="table-column">
      <style:table-column-properties fo:break-before="auto" style:column-width="4.337cm"/>
    </style:style>
    <style:style style:name="co37" style:family="table-column">
      <style:table-column-properties fo:break-before="auto" style:column-width="4.23cm"/>
    </style:style>
    <style:style style:name="co38" style:family="table-column">
      <style:table-column-properties fo:break-before="auto" style:column-width="4.718cm"/>
    </style:style>
    <style:style style:name="co39" style:family="table-column">
      <style:table-column-properties fo:break-before="auto" style:column-width="3.549cm"/>
    </style:style>
    <style:style style:name="co40" style:family="table-column">
      <style:table-column-properties fo:break-before="auto" style:column-width="3.847cm"/>
    </style:style>
    <style:style style:name="co41" style:family="table-column">
      <style:table-column-properties fo:break-before="auto" style:column-width="3.739cm"/>
    </style:style>
    <style:style style:name="co42" style:family="table-column">
      <style:table-column-properties fo:break-before="auto" style:column-width="3.494cm"/>
    </style:style>
    <style:style style:name="co43" style:family="table-column">
      <style:table-column-properties fo:break-before="auto" style:column-width="3.385cm"/>
    </style:style>
    <style:style style:name="co44" style:family="table-column">
      <style:table-column-properties fo:break-before="auto" style:column-width="3.276cm"/>
    </style:style>
    <style:style style:name="co45" style:family="table-column">
      <style:table-column-properties fo:break-before="auto" style:column-width="3.956cm"/>
    </style:style>
    <style:style style:name="co46" style:family="table-column">
      <style:table-column-properties fo:break-before="auto" style:column-width="4.12cm"/>
    </style:style>
    <style:style style:name="co47" style:family="table-column">
      <style:table-column-properties fo:break-before="auto" style:column-width="1.559cm"/>
    </style:style>
    <style:style style:name="co48" style:family="table-column">
      <style:table-column-properties fo:break-before="auto" style:column-width="1.9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ample_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8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kobieta</text:p>
          </table:table-cell>
          <table:table-cell office:value-type="string" calcext:value-type="string">
            <text:p>magister</text:p>
          </table:table-cell>
          <table:table-cell office:value-type="string" calcext:value-type="string">
            <text:p>wiedza</text:p>
          </table:table-cell>
          <table:table-cell office:value-type="string" calcext:value-type="string">
            <text:p>zajecia</text:p>
          </table:table-cell>
          <table:table-cell office:value-type="string" calcext:value-type="string">
            <text:p>zajecia_dodatkowe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reuma</text:p>
          </table:table-cell>
          <table:table-cell office:value-type="string" calcext:value-type="string">
            <text:p>ozn_ruch</text:p>
          </table:table-cell>
          <table:table-cell office:value-type="string" calcext:value-type="string">
            <text:p>ozn_int</text:p>
          </table:table-cell>
          <table:table-cell office:value-type="string" calcext:value-type="string">
            <text:p>pedia</text:p>
          </table:table-cell>
          <table:table-cell office:value-type="string" calcext:value-type="string">
            <text:p>geria</text:p>
          </table:table-cell>
          <table:table-cell office:value-type="string" calcext:value-type="string">
            <text:p>dz_wady_p</text:p>
          </table:table-cell>
          <table:table-cell office:value-type="string" calcext:value-type="string">
            <text:p>kardio</text:p>
          </table:table-cell>
          <table:table-cell office:value-type="string" calcext:value-type="string">
            <text:p>orto</text:p>
          </table:table-cell>
          <table:table-cell office:value-type="string" calcext:value-type="string">
            <text:p>stoma</text:p>
          </table:table-cell>
          <table:table-cell office:value-type="string" calcext:value-type="string">
            <text:p>uro</text:p>
          </table:table-cell>
          <table:table-cell office:value-type="string" calcext:value-type="string">
            <text:p>dzieci</text:p>
          </table:table-cell>
          <table:table-cell office:value-type="string" calcext:value-type="string">
            <text:p>onko</text:p>
          </table:table-cell>
          <table:table-cell office:value-type="string" calcext:value-type="string">
            <text:p>OIT</text:p>
          </table:table-cell>
          <table:table-cell office:value-type="string" calcext:value-type="string">
            <text:p>ginek</text:p>
          </table:table-cell>
          <table:table-cell office:value-type="string" calcext:value-type="string">
            <text:p>osteo</text:p>
          </table:table-cell>
          <table:table-cell office:value-type="string" calcext:value-type="string">
            <text:p>pedia_2</text:p>
          </table:table-cell>
          <table:table-cell office:value-type="string" calcext:value-type="string">
            <text:p>nie_prac</text:p>
          </table:table-cell>
          <table:table-cell office:value-type="string" calcext:value-type="string">
            <text:p>answer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</table:table>
      <table:table table:name="test_output" table:style-name="ta1">
        <table:table-column table:style-name="co1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2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35" table:default-cell-style-name="Default"/>
        <table:table-column table:style-name="co33" table:default-cell-style-name="Default"/>
        <table:table-column table:style-name="co22" table:default-cell-style-name="Default"/>
        <table:table-column table:style-name="co24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22" table:default-cell-style-name="Default"/>
        <table:table-column table:style-name="co3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34" table:default-cell-style-name="Default"/>
        <table:table-column table:style-name="co39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22" table:default-cell-style-name="Default"/>
        <table:table-column table:style-name="co37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22" table:default-cell-style-name="Default"/>
        <table:table-column table:style-name="co35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22" table:default-cell-style-name="Default"/>
        <table:table-column table:style-name="co33" table:default-cell-style-name="Default"/>
        <table:table-column table:style-name="co41" table:default-cell-style-name="Default"/>
        <table:table-column table:style-name="co45" table:default-cell-style-name="Default"/>
        <table:table-column table:style-name="co22" table:default-cell-style-name="Default"/>
        <table:table-column table:style-name="co46" table:default-cell-style-name="Default"/>
        <table:table-column table:style-name="co34" table:default-cell-style-name="Default"/>
        <table:table-column table:style-name="co39" table:default-cell-style-name="Default"/>
        <table:table-column table:style-name="co22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model_kobieta_statistic</text:p>
          </table:table-cell>
          <table:table-cell office:value-type="string" calcext:value-type="string">
            <text:p>model_kobieta_p.value</text:p>
          </table:table-cell>
          <table:table-cell office:value-type="string" calcext:value-type="string">
            <text:p>model_kobieta_method</text:p>
          </table:table-cell>
          <table:table-cell office:value-type="string" calcext:value-type="string">
            <text:p>model_kobieta_alternative</text:p>
          </table:table-cell>
          <table:table-cell office:value-type="string" calcext:value-type="string">
            <text:p>model_magister_statistic</text:p>
          </table:table-cell>
          <table:table-cell office:value-type="string" calcext:value-type="string">
            <text:p>model_magister_p.value</text:p>
          </table:table-cell>
          <table:table-cell office:value-type="string" calcext:value-type="string">
            <text:p>model_magister_method</text:p>
          </table:table-cell>
          <table:table-cell office:value-type="string" calcext:value-type="string">
            <text:p>model_magister_alternative</text:p>
          </table:table-cell>
          <table:table-cell office:value-type="string" calcext:value-type="string">
            <text:p>model_zajecia_statistic</text:p>
          </table:table-cell>
          <table:table-cell office:value-type="string" calcext:value-type="string">
            <text:p>model_zajecia_p.value</text:p>
          </table:table-cell>
          <table:table-cell office:value-type="string" calcext:value-type="string">
            <text:p>model_zajecia_method</text:p>
          </table:table-cell>
          <table:table-cell office:value-type="string" calcext:value-type="string">
            <text:p>model_zajecia_alternative</text:p>
          </table:table-cell>
          <table:table-cell office:value-type="string" calcext:value-type="string">
            <text:p>model_zajecia_dodatkowe_statistic</text:p>
          </table:table-cell>
          <table:table-cell office:value-type="string" calcext:value-type="string">
            <text:p>model_zajecia_dodatkowe_p.value</text:p>
          </table:table-cell>
          <table:table-cell office:value-type="string" calcext:value-type="string">
            <text:p>model_zajecia_dodatkowe_method</text:p>
          </table:table-cell>
          <table:table-cell office:value-type="string" calcext:value-type="string">
            <text:p>model_zajecia_dodatkowe_alternative</text:p>
          </table:table-cell>
          <table:table-cell office:value-type="string" calcext:value-type="string">
            <text:p>model_neuro_statistic</text:p>
          </table:table-cell>
          <table:table-cell office:value-type="string" calcext:value-type="string">
            <text:p>model_neuro_p.value</text:p>
          </table:table-cell>
          <table:table-cell office:value-type="string" calcext:value-type="string">
            <text:p>model_neuro_method</text:p>
          </table:table-cell>
          <table:table-cell office:value-type="string" calcext:value-type="string">
            <text:p>model_neuro_alternative</text:p>
          </table:table-cell>
          <table:table-cell office:value-type="string" calcext:value-type="string">
            <text:p>model_reuma_statistic</text:p>
          </table:table-cell>
          <table:table-cell office:value-type="string" calcext:value-type="string">
            <text:p>model_reuma_p.value</text:p>
          </table:table-cell>
          <table:table-cell office:value-type="string" calcext:value-type="string">
            <text:p>model_reuma_method</text:p>
          </table:table-cell>
          <table:table-cell office:value-type="string" calcext:value-type="string">
            <text:p>model_reuma_alternative</text:p>
          </table:table-cell>
          <table:table-cell office:value-type="string" calcext:value-type="string">
            <text:p>model_ozn_ruch_statistic</text:p>
          </table:table-cell>
          <table:table-cell office:value-type="string" calcext:value-type="string">
            <text:p>model_ozn_ruch_p.value</text:p>
          </table:table-cell>
          <table:table-cell office:value-type="string" calcext:value-type="string">
            <text:p>model_ozn_ruch_method</text:p>
          </table:table-cell>
          <table:table-cell office:value-type="string" calcext:value-type="string">
            <text:p>model_ozn_ruch_alternative</text:p>
          </table:table-cell>
          <table:table-cell office:value-type="string" calcext:value-type="string">
            <text:p>model_ozn_int_statistic</text:p>
          </table:table-cell>
          <table:table-cell office:value-type="string" calcext:value-type="string">
            <text:p>model_ozn_int_p.value</text:p>
          </table:table-cell>
          <table:table-cell office:value-type="string" calcext:value-type="string">
            <text:p>model_ozn_int_method</text:p>
          </table:table-cell>
          <table:table-cell office:value-type="string" calcext:value-type="string">
            <text:p>model_ozn_int_alternative</text:p>
          </table:table-cell>
          <table:table-cell office:value-type="string" calcext:value-type="string">
            <text:p>model_geria_statistic</text:p>
          </table:table-cell>
          <table:table-cell office:value-type="string" calcext:value-type="string">
            <text:p>model_geria_p.value</text:p>
          </table:table-cell>
          <table:table-cell office:value-type="string" calcext:value-type="string">
            <text:p>model_geria_method</text:p>
          </table:table-cell>
          <table:table-cell office:value-type="string" calcext:value-type="string">
            <text:p>model_geria_alternative</text:p>
          </table:table-cell>
          <table:table-cell office:value-type="string" calcext:value-type="string">
            <text:p>model_kardio_statistic</text:p>
          </table:table-cell>
          <table:table-cell office:value-type="string" calcext:value-type="string">
            <text:p>model_kardio_p.value</text:p>
          </table:table-cell>
          <table:table-cell office:value-type="string" calcext:value-type="string">
            <text:p>model_kardio_method</text:p>
          </table:table-cell>
          <table:table-cell office:value-type="string" calcext:value-type="string">
            <text:p>model_kardio_alternative</text:p>
          </table:table-cell>
          <table:table-cell office:value-type="string" calcext:value-type="string">
            <text:p>model_orto_statistic</text:p>
          </table:table-cell>
          <table:table-cell office:value-type="string" calcext:value-type="string">
            <text:p>model_orto_p.value</text:p>
          </table:table-cell>
          <table:table-cell office:value-type="string" calcext:value-type="string">
            <text:p>model_orto_method</text:p>
          </table:table-cell>
          <table:table-cell office:value-type="string" calcext:value-type="string">
            <text:p>model_orto_alternative</text:p>
          </table:table-cell>
          <table:table-cell office:value-type="string" calcext:value-type="string">
            <text:p>model_uro_statistic</text:p>
          </table:table-cell>
          <table:table-cell office:value-type="string" calcext:value-type="string">
            <text:p>model_uro_p.value</text:p>
          </table:table-cell>
          <table:table-cell office:value-type="string" calcext:value-type="string">
            <text:p>model_uro_method</text:p>
          </table:table-cell>
          <table:table-cell office:value-type="string" calcext:value-type="string">
            <text:p>model_uro_alternative</text:p>
          </table:table-cell>
          <table:table-cell office:value-type="string" calcext:value-type="string">
            <text:p>model_ginek_statistic</text:p>
          </table:table-cell>
          <table:table-cell office:value-type="string" calcext:value-type="string">
            <text:p>model_ginek_p.value</text:p>
          </table:table-cell>
          <table:table-cell office:value-type="string" calcext:value-type="string">
            <text:p>model_ginek_method</text:p>
          </table:table-cell>
          <table:table-cell office:value-type="string" calcext:value-type="string">
            <text:p>model_ginek_alternative</text:p>
          </table:table-cell>
          <table:table-cell office:value-type="string" calcext:value-type="string">
            <text:p>model_onko_statistic</text:p>
          </table:table-cell>
          <table:table-cell office:value-type="string" calcext:value-type="string">
            <text:p>model_onko_p.value</text:p>
          </table:table-cell>
          <table:table-cell office:value-type="string" calcext:value-type="string">
            <text:p>model_onko_method</text:p>
          </table:table-cell>
          <table:table-cell office:value-type="string" calcext:value-type="string">
            <text:p>model_onko_alternative</text:p>
          </table:table-cell>
        </table:table-row>
        <table:table-row table:style-name="ro1">
          <table:table-cell office:value-type="string" calcext:value-type="string">
            <text:p>Q1_1</text:p>
          </table:table-cell>
          <table:table-cell office:value-type="float" office:value="2581.5" calcext:value-type="float">
            <text:p>2581.5</text:p>
          </table:table-cell>
          <table:table-cell office:value-type="float" office:value="0.378217137530069" calcext:value-type="float">
            <text:p>0.378217137530069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2346.5" calcext:value-type="float">
            <text:p>2346.5</text:p>
          </table:table-cell>
          <table:table-cell office:value-type="float" office:value="0.0200089647759985" calcext:value-type="float">
            <text:p>0.020008964775999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2153" calcext:value-type="float">
            <text:p>2153</text:p>
          </table:table-cell>
          <table:table-cell office:value-type="float" office:value="0.000168235504161241" calcext:value-type="float">
            <text:p>0.000168235504161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1056.5" calcext:value-type="float">
            <text:p>1056.5</text:p>
          </table:table-cell>
          <table:table-cell office:value-type="float" office:value="0.000294360277940022" calcext:value-type="float">
            <text:p>0.00029436027794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3594" calcext:value-type="float">
            <text:p>3594</text:p>
          </table:table-cell>
          <table:table-cell office:value-type="float" office:value="0.804841789171096" calcext:value-type="float">
            <text:p>0.804841789171096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2791.5" calcext:value-type="float">
            <text:p>2791.5</text:p>
          </table:table-cell>
          <table:table-cell office:value-type="float" office:value="0.554773333933695" calcext:value-type="float">
            <text:p>0.554773333933695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3760.5" calcext:value-type="float">
            <text:p>3760.5</text:p>
          </table:table-cell>
          <table:table-cell office:value-type="float" office:value="0.396676078855624" calcext:value-type="float">
            <text:p>0.396676078855624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2134.5" calcext:value-type="float">
            <text:p>2134.5</text:p>
          </table:table-cell>
          <table:table-cell office:value-type="float" office:value="0.530158805605477" calcext:value-type="float">
            <text:p>0.530158805605477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4096.5" calcext:value-type="float">
            <text:p>4096.5</text:p>
          </table:table-cell>
          <table:table-cell office:value-type="float" office:value="0.0146991158425929" calcext:value-type="float">
            <text:p>0.014699115842593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1797.5" calcext:value-type="float">
            <text:p>1797.5</text:p>
          </table:table-cell>
          <table:table-cell office:value-type="float" office:value="0.814923691474096" calcext:value-type="float">
            <text:p>0.814923691474096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3965.5" calcext:value-type="float">
            <text:p>3965.5</text:p>
          </table:table-cell>
          <table:table-cell office:value-type="float" office:value="0.0305219502477076" calcext:value-type="float">
            <text:p>0.030521950247708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2972.5" calcext:value-type="float">
            <text:p>2972.5</text:p>
          </table:table-cell>
          <table:table-cell office:value-type="float" office:value="0.10205824590806" calcext:value-type="float">
            <text:p>0.10205824590806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910.5" calcext:value-type="float">
            <text:p>910.5</text:p>
          </table:table-cell>
          <table:table-cell office:value-type="float" office:value="0.00000187541119975539" calcext:value-type="float">
            <text:p>1.87541119975539E-06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1141.5" calcext:value-type="float">
            <text:p>1141.5</text:p>
          </table:table-cell>
          <table:table-cell office:value-type="float" office:value="0.0656408077275944" calcext:value-type="float">
            <text:p>0.065640807727594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</table:table-row>
        <table:table-row table:style-name="ro1">
          <table:table-cell office:value-type="string" calcext:value-type="string">
            <text:p>Q1_2</text:p>
          </table:table-cell>
          <table:table-cell office:value-type="float" office:value="2097.5" calcext:value-type="float">
            <text:p>2097.5</text:p>
          </table:table-cell>
          <table:table-cell office:value-type="float" office:value="0.221552572176341" calcext:value-type="float">
            <text:p>0.221552572176341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2741" calcext:value-type="float">
            <text:p>2741</text:p>
          </table:table-cell>
          <table:table-cell office:value-type="float" office:value="0.410625907854653" calcext:value-type="float">
            <text:p>0.410625907854653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2596" calcext:value-type="float">
            <text:p>2596</text:p>
          </table:table-cell>
          <table:table-cell office:value-type="float" office:value="0.030718510029278" calcext:value-type="float">
            <text:p>0.030718510029278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1302.5" calcext:value-type="float">
            <text:p>1302.5</text:p>
          </table:table-cell>
          <table:table-cell office:value-type="float" office:value="0.0140409705023679" calcext:value-type="float">
            <text:p>0.014040970502368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3548.5" calcext:value-type="float">
            <text:p>3548.5</text:p>
          </table:table-cell>
          <table:table-cell office:value-type="float" office:value="0.929506643788198" calcext:value-type="float">
            <text:p>0.929506643788198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2732.5" calcext:value-type="float">
            <text:p>2732.5</text:p>
          </table:table-cell>
          <table:table-cell office:value-type="float" office:value="0.720086662869173" calcext:value-type="float">
            <text:p>0.720086662869173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3726" calcext:value-type="float">
            <text:p>3726</text:p>
          </table:table-cell>
          <table:table-cell office:value-type="float" office:value="0.457847202181407" calcext:value-type="float">
            <text:p>0.457847202181407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2122" calcext:value-type="float">
            <text:p>2122</text:p>
          </table:table-cell>
          <table:table-cell office:value-type="float" office:value="0.484982710439807" calcext:value-type="float">
            <text:p>0.484982710439807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3419" calcext:value-type="float">
            <text:p>3419</text:p>
          </table:table-cell>
          <table:table-cell office:value-type="float" office:value="0.991221490771654" calcext:value-type="float">
            <text:p>0.991221490771654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1810.5" calcext:value-type="float">
            <text:p>1810.5</text:p>
          </table:table-cell>
          <table:table-cell office:value-type="float" office:value="0.861392900542513" calcext:value-type="float">
            <text:p>0.861392900542513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3620" calcext:value-type="float">
            <text:p>3620</text:p>
          </table:table-cell>
          <table:table-cell office:value-type="float" office:value="0.349006394374949" calcext:value-type="float">
            <text:p>0.349006394374949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3182.5" calcext:value-type="float">
            <text:p>3182.5</text:p>
          </table:table-cell>
          <table:table-cell office:value-type="float" office:value="0.366020982142822" calcext:value-type="float">
            <text:p>0.366020982142822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1261.5" calcext:value-type="float">
            <text:p>1261.5</text:p>
          </table:table-cell>
          <table:table-cell office:value-type="float" office:value="0.00162441147784535" calcext:value-type="float">
            <text:p>0.001624411477845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1064.5" calcext:value-type="float">
            <text:p>1064.5</text:p>
          </table:table-cell>
          <table:table-cell office:value-type="float" office:value="0.0207704174120664" calcext:value-type="float">
            <text:p>0.020770417412066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</table:table-row>
        <table:table-row table:style-name="ro1">
          <table:table-cell office:value-type="string" calcext:value-type="string">
            <text:p>Q1_3</text:p>
          </table:table-cell>
          <table:table-cell office:value-type="float" office:value="2335" calcext:value-type="float">
            <text:p>2335</text:p>
          </table:table-cell>
          <table:table-cell office:value-type="float" office:value="0.864309182792709" calcext:value-type="float">
            <text:p>0.864309182792709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2903" calcext:value-type="float">
            <text:p>2903</text:p>
          </table:table-cell>
          <table:table-cell office:value-type="float" office:value="0.860224645838335" calcext:value-type="float">
            <text:p>0.860224645838335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2738" calcext:value-type="float">
            <text:p>2738</text:p>
          </table:table-cell>
          <table:table-cell office:value-type="float" office:value="0.120148296470497" calcext:value-type="float">
            <text:p>0.120148296470497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1096" calcext:value-type="float">
            <text:p>1096</text:p>
          </table:table-cell>
          <table:table-cell office:value-type="float" office:value="0.000774981279814978" calcext:value-type="float">
            <text:p>0.000774981279815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3302" calcext:value-type="float">
            <text:p>3302</text:p>
          </table:table-cell>
          <table:table-cell office:value-type="float" office:value="0.44381829555485" calcext:value-type="float">
            <text:p>0.44381829555485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2422" calcext:value-type="float">
            <text:p>2422</text:p>
          </table:table-cell>
          <table:table-cell office:value-type="float" office:value="0.371505359838871" calcext:value-type="float">
            <text:p>0.371505359838871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3369" calcext:value-type="float">
            <text:p>3369</text:p>
          </table:table-cell>
          <table:table-cell office:value-type="float" office:value="0.601851905604388" calcext:value-type="float">
            <text:p>0.601851905604388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1875" calcext:value-type="float">
            <text:p>1875</text:p>
          </table:table-cell>
          <table:table-cell office:value-type="float" office:value="0.082827248883247" calcext:value-type="float">
            <text:p>0.082827248883247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3493" calcext:value-type="float">
            <text:p>3493</text:p>
          </table:table-cell>
          <table:table-cell office:value-type="float" office:value="0.786399375595819" calcext:value-type="float">
            <text:p>0.786399375595819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1768" calcext:value-type="float">
            <text:p>1768</text:p>
          </table:table-cell>
          <table:table-cell office:value-type="float" office:value="0.710637359752059" calcext:value-type="float">
            <text:p>0.710637359752059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3892.5" calcext:value-type="float">
            <text:p>3892.5</text:p>
          </table:table-cell>
          <table:table-cell office:value-type="float" office:value="0.0622186234876853" calcext:value-type="float">
            <text:p>0.062218623487685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2867" calcext:value-type="float">
            <text:p>2867</text:p>
          </table:table-cell>
          <table:table-cell office:value-type="float" office:value="0.0482182635252364" calcext:value-type="float">
            <text:p>0.048218263525236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1272" calcext:value-type="float">
            <text:p>1272</text:p>
          </table:table-cell>
          <table:table-cell office:value-type="float" office:value="0.00293287838806253" calcext:value-type="float">
            <text:p>0.002932878388063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1170" calcext:value-type="float">
            <text:p>1170</text:p>
          </table:table-cell>
          <table:table-cell office:value-type="float" office:value="0.0979862528611802" calcext:value-type="float">
            <text:p>0.09798625286118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</table:table-row>
        <table:table-row table:style-name="ro1">
          <table:table-cell office:value-type="string" calcext:value-type="string">
            <text:p>Q1_4</text:p>
          </table:table-cell>
          <table:table-cell office:value-type="float" office:value="1270.5" calcext:value-type="float">
            <text:p>1270.5</text:p>
          </table:table-cell>
          <table:table-cell office:value-type="float" office:value="0.00000566030219084083" calcext:value-type="float">
            <text:p>5.66030219084083E-06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2334.5" calcext:value-type="float">
            <text:p>2334.5</text:p>
          </table:table-cell>
          <table:table-cell office:value-type="float" office:value="0.0233887349747476" calcext:value-type="float">
            <text:p>0.023388734974748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3063.5" calcext:value-type="float">
            <text:p>3063.5</text:p>
          </table:table-cell>
          <table:table-cell office:value-type="float" office:value="0.723199581585363" calcext:value-type="float">
            <text:p>0.723199581585363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1106.5" calcext:value-type="float">
            <text:p>1106.5</text:p>
          </table:table-cell>
          <table:table-cell office:value-type="float" office:value="0.00127063126287206" calcext:value-type="float">
            <text:p>0.001270631262872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4027" calcext:value-type="float">
            <text:p>4027</text:p>
          </table:table-cell>
          <table:table-cell office:value-type="float" office:value="0.0897771346506359" calcext:value-type="float">
            <text:p>0.089777134650636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2693.5" calcext:value-type="float">
            <text:p>2693.5</text:p>
          </table:table-cell>
          <table:table-cell office:value-type="float" office:value="0.854849608315624" calcext:value-type="float">
            <text:p>0.854849608315624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3875" calcext:value-type="float">
            <text:p>3875</text:p>
          </table:table-cell>
          <table:table-cell office:value-type="float" office:value="0.23158284801684" calcext:value-type="float">
            <text:p>0.23158284801684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2298" calcext:value-type="float">
            <text:p>2298</text:p>
          </table:table-cell>
          <table:table-cell office:value-type="float" office:value="0.934806275030218" calcext:value-type="float">
            <text:p>0.934806275030218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3631.5" calcext:value-type="float">
            <text:p>3631.5</text:p>
          </table:table-cell>
          <table:table-cell office:value-type="float" office:value="0.460353495392824" calcext:value-type="float">
            <text:p>0.460353495392824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2194" calcext:value-type="float">
            <text:p>2194</text:p>
          </table:table-cell>
          <table:table-cell office:value-type="float" office:value="0.105379738114176" calcext:value-type="float">
            <text:p>0.105379738114176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4244.5" calcext:value-type="float">
            <text:p>4244.5</text:p>
          </table:table-cell>
          <table:table-cell office:value-type="float" office:value="0.00244627645801752" calcext:value-type="float">
            <text:p>0.002446276458018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3214.5" calcext:value-type="float">
            <text:p>3214.5</text:p>
          </table:table-cell>
          <table:table-cell office:value-type="float" office:value="0.462343464169358" calcext:value-type="float">
            <text:p>0.462343464169358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685" calcext:value-type="float">
            <text:p>685</text:p>
          </table:table-cell>
          <table:table-cell office:value-type="float" office:value="0.0000000227893627194596" calcext:value-type="float">
            <text:p>2.27893627194596E-08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1410" calcext:value-type="float">
            <text:p>1410</text:p>
          </table:table-cell>
          <table:table-cell office:value-type="float" office:value="0.717577767249143" calcext:value-type="float">
            <text:p>0.717577767249143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</table:table-row>
        <table:table-row table:style-name="ro1">
          <table:table-cell office:value-type="string" calcext:value-type="string">
            <text:p>Q1_5</text:p>
          </table:table-cell>
          <table:table-cell office:value-type="float" office:value="2262" calcext:value-type="float">
            <text:p>2262</text:p>
          </table:table-cell>
          <table:table-cell office:value-type="float" office:value="0.636255156698794" calcext:value-type="float">
            <text:p>0.636255156698794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2087" calcext:value-type="float">
            <text:p>2087</text:p>
          </table:table-cell>
          <table:table-cell office:value-type="float" office:value="0.0012580008515509" calcext:value-type="float">
            <text:p>0.001258000851551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1759" calcext:value-type="float">
            <text:p>1759</text:p>
          </table:table-cell>
          <table:table-cell office:value-type="float" office:value="0.000000397579063606496" calcext:value-type="float">
            <text:p>3.97579063606496E-07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880.5" calcext:value-type="float">
            <text:p>880.5</text:p>
          </table:table-cell>
          <table:table-cell office:value-type="float" office:value="0.0000133121171704949" calcext:value-type="float">
            <text:p>1.33121171704949E-05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3283" calcext:value-type="float">
            <text:p>3283</text:p>
          </table:table-cell>
          <table:table-cell office:value-type="float" office:value="0.411521981367507" calcext:value-type="float">
            <text:p>0.411521981367507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2886" calcext:value-type="float">
            <text:p>2886</text:p>
          </table:table-cell>
          <table:table-cell office:value-type="float" office:value="0.344310865655153" calcext:value-type="float">
            <text:p>0.344310865655153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3433.5" calcext:value-type="float">
            <text:p>3433.5</text:p>
          </table:table-cell>
          <table:table-cell office:value-type="float" office:value="0.768439947483724" calcext:value-type="float">
            <text:p>0.768439947483724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2084" calcext:value-type="float">
            <text:p>2084</text:p>
          </table:table-cell>
          <table:table-cell office:value-type="float" office:value="0.410250687759999" calcext:value-type="float">
            <text:p>0.410250687759999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3661.5" calcext:value-type="float">
            <text:p>3661.5</text:p>
          </table:table-cell>
          <table:table-cell office:value-type="float" office:value="0.393539715176067" calcext:value-type="float">
            <text:p>0.393539715176067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1716" calcext:value-type="float">
            <text:p>1716</text:p>
          </table:table-cell>
          <table:table-cell office:value-type="float" office:value="0.540410042553626" calcext:value-type="float">
            <text:p>0.540410042553626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3879" calcext:value-type="float">
            <text:p>3879</text:p>
          </table:table-cell>
          <table:table-cell office:value-type="float" office:value="0.0727809667973928" calcext:value-type="float">
            <text:p>0.072780966797393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2833" calcext:value-type="float">
            <text:p>2833</text:p>
          </table:table-cell>
          <table:table-cell office:value-type="float" office:value="0.0385740929672606" calcext:value-type="float">
            <text:p>0.038574092967261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1454.5" calcext:value-type="float">
            <text:p>1454.5</text:p>
          </table:table-cell>
          <table:table-cell office:value-type="float" office:value="0.0368021787755643" calcext:value-type="float">
            <text:p>0.036802178775564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1345.5" calcext:value-type="float">
            <text:p>1345.5</text:p>
          </table:table-cell>
          <table:table-cell office:value-type="float" office:value="0.479274061384748" calcext:value-type="float">
            <text:p>0.479274061384748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</table:table-row>
        <table:table-row table:style-name="ro1">
          <table:table-cell office:value-type="string" calcext:value-type="string">
            <text:p>Q1_6</text:p>
          </table:table-cell>
          <table:table-cell office:value-type="float" office:value="2648" calcext:value-type="float">
            <text:p>2648</text:p>
          </table:table-cell>
          <table:table-cell office:value-type="float" office:value="0.272987663051693" calcext:value-type="float">
            <text:p>0.272987663051693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1973" calcext:value-type="float">
            <text:p>1973</text:p>
          </table:table-cell>
          <table:table-cell office:value-type="float" office:value="0.000402550387536803" calcext:value-type="float">
            <text:p>0.000402550387537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1517.5" calcext:value-type="float">
            <text:p>1517.5</text:p>
          </table:table-cell>
          <table:table-cell office:value-type="float" office:value="0.00000000851916072104301" calcext:value-type="float">
            <text:p>8.51916072104301E-09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1083.5" calcext:value-type="float">
            <text:p>1083.5</text:p>
          </table:table-cell>
          <table:table-cell office:value-type="float" office:value="0.001057290888436" calcext:value-type="float">
            <text:p>0.001057290888436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3018.5" calcext:value-type="float">
            <text:p>3018.5</text:p>
          </table:table-cell>
          <table:table-cell office:value-type="float" office:value="0.0943845376716488" calcext:value-type="float">
            <text:p>0.094384537671649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2907.5" calcext:value-type="float">
            <text:p>2907.5</text:p>
          </table:table-cell>
          <table:table-cell office:value-type="float" office:value="0.317987982689476" calcext:value-type="float">
            <text:p>0.317987982689476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2804" calcext:value-type="float">
            <text:p>2804</text:p>
          </table:table-cell>
          <table:table-cell office:value-type="float" office:value="0.0176215641657473" calcext:value-type="float">
            <text:p>0.017621564165747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2270" calcext:value-type="float">
            <text:p>2270</text:p>
          </table:table-cell>
          <table:table-cell office:value-type="float" office:value="0.975328152153886" calcext:value-type="float">
            <text:p>0.975328152153886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4077" calcext:value-type="float">
            <text:p>4077</text:p>
          </table:table-cell>
          <table:table-cell office:value-type="float" office:value="0.0260156943461024" calcext:value-type="float">
            <text:p>0.026015694346102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1726" calcext:value-type="float">
            <text:p>1726</text:p>
          </table:table-cell>
          <table:table-cell office:value-type="float" office:value="0.584109407280662" calcext:value-type="float">
            <text:p>0.584109407280662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3863.5" calcext:value-type="float">
            <text:p>3863.5</text:p>
          </table:table-cell>
          <table:table-cell office:value-type="float" office:value="0.0918046219489804" calcext:value-type="float">
            <text:p>0.09180462194898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2637.5" calcext:value-type="float">
            <text:p>2637.5</text:p>
          </table:table-cell>
          <table:table-cell office:value-type="float" office:value="0.00777960461168324" calcext:value-type="float">
            <text:p>0.007779604611683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1704" calcext:value-type="float">
            <text:p>1704</text:p>
          </table:table-cell>
          <table:table-cell office:value-type="float" office:value="0.369354493840043" calcext:value-type="float">
            <text:p>0.369354493840043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1219" calcext:value-type="float">
            <text:p>1219</text:p>
          </table:table-cell>
          <table:table-cell office:value-type="float" office:value="0.182639429982494" calcext:value-type="float">
            <text:p>0.182639429982494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</table:table-row>
        <table:table-row table:style-name="ro1">
          <table:table-cell office:value-type="string" calcext:value-type="string">
            <text:p>Q1_7</text:p>
          </table:table-cell>
          <table:table-cell office:value-type="float" office:value="2175" calcext:value-type="float">
            <text:p>2175</text:p>
          </table:table-cell>
          <table:table-cell office:value-type="float" office:value="0.421399203796883" calcext:value-type="float">
            <text:p>0.421399203796883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2008" calcext:value-type="float">
            <text:p>2008</text:p>
          </table:table-cell>
          <table:table-cell office:value-type="float" office:value="0.000703467733608076" calcext:value-type="float">
            <text:p>0.000703467733608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1545" calcext:value-type="float">
            <text:p>1545</text:p>
          </table:table-cell>
          <table:table-cell office:value-type="float" office:value="0.0000000187819743790503" calcext:value-type="float">
            <text:p>1.87819743790503E-08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315.5" calcext:value-type="float">
            <text:p>315.5</text:p>
          </table:table-cell>
          <table:table-cell office:value-type="float" office:value="0.0000000000102467378937624" calcext:value-type="float">
            <text:p>1.02467378937624E-11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3592.5" calcext:value-type="float">
            <text:p>3592.5</text:p>
          </table:table-cell>
          <table:table-cell office:value-type="float" office:value="0.821541976672854" calcext:value-type="float">
            <text:p>0.821541976672854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3151" calcext:value-type="float">
            <text:p>3151</text:p>
          </table:table-cell>
          <table:table-cell office:value-type="float" office:value="0.0552340382366596" calcext:value-type="float">
            <text:p>0.05523403823666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3521" calcext:value-type="float">
            <text:p>3521</text:p>
          </table:table-cell>
          <table:table-cell office:value-type="float" office:value="0.998685679314813" calcext:value-type="float">
            <text:p>0.998685679314813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2479.5" calcext:value-type="float">
            <text:p>2479.5</text:p>
          </table:table-cell>
          <table:table-cell office:value-type="float" office:value="0.410419443192265" calcext:value-type="float">
            <text:p>0.410419443192265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4265" calcext:value-type="float">
            <text:p>4265</text:p>
          </table:table-cell>
          <table:table-cell office:value-type="float" office:value="0.00451829268081973" calcext:value-type="float">
            <text:p>0.00451829268082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1845" calcext:value-type="float">
            <text:p>1845</text:p>
          </table:table-cell>
          <table:table-cell office:value-type="float" office:value="0.998185083502811" calcext:value-type="float">
            <text:p>0.998185083502811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4119.5" calcext:value-type="float">
            <text:p>4119.5</text:p>
          </table:table-cell>
          <table:table-cell office:value-type="float" office:value="0.0111843789963155" calcext:value-type="float">
            <text:p>0.011184378996316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2660.5" calcext:value-type="float">
            <text:p>2660.5</text:p>
          </table:table-cell>
          <table:table-cell office:value-type="float" office:value="0.0102729195950028" calcext:value-type="float">
            <text:p>0.010272919595003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941.5" calcext:value-type="float">
            <text:p>941.5</text:p>
          </table:table-cell>
          <table:table-cell office:value-type="float" office:value="0.000016503338064242" calcext:value-type="float">
            <text:p>1.6503338064242E-05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1243.5" calcext:value-type="float">
            <text:p>1243.5</text:p>
          </table:table-cell>
          <table:table-cell office:value-type="float" office:value="0.230501357903405" calcext:value-type="float">
            <text:p>0.230501357903405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</table:table-row>
        <table:table-row table:style-name="ro1">
          <table:table-cell office:value-type="string" calcext:value-type="string">
            <text:p>Q1_8</text:p>
          </table:table-cell>
          <table:table-cell office:value-type="float" office:value="2647.5" calcext:value-type="float">
            <text:p>2647.5</text:p>
          </table:table-cell>
          <table:table-cell office:value-type="float" office:value="0.273458915298857" calcext:value-type="float">
            <text:p>0.273458915298857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2673" calcext:value-type="float">
            <text:p>2673</text:p>
          </table:table-cell>
          <table:table-cell office:value-type="float" office:value="0.315968395212314" calcext:value-type="float">
            <text:p>0.315968395212314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1705" calcext:value-type="float">
            <text:p>1705</text:p>
          </table:table-cell>
          <table:table-cell office:value-type="float" office:value="0.000000328781814784767" calcext:value-type="float">
            <text:p>3.28781814784767E-07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997.5" calcext:value-type="float">
            <text:p>997.5</text:p>
          </table:table-cell>
          <table:table-cell office:value-type="float" office:value="0.000234776046774293" calcext:value-type="float">
            <text:p>0.000234776046774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3371" calcext:value-type="float">
            <text:p>3371</text:p>
          </table:table-cell>
          <table:table-cell office:value-type="float" office:value="0.613978951669944" calcext:value-type="float">
            <text:p>0.613978951669944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3009" calcext:value-type="float">
            <text:p>3009</text:p>
          </table:table-cell>
          <table:table-cell office:value-type="float" office:value="0.165094297183594" calcext:value-type="float">
            <text:p>0.165094297183594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3579.5" calcext:value-type="float">
            <text:p>3579.5</text:p>
          </table:table-cell>
          <table:table-cell office:value-type="float" office:value="0.844700248222636" calcext:value-type="float">
            <text:p>0.844700248222636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2441" calcext:value-type="float">
            <text:p>2441</text:p>
          </table:table-cell>
          <table:table-cell office:value-type="float" office:value="0.502442657335709" calcext:value-type="float">
            <text:p>0.502442657335709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4026" calcext:value-type="float">
            <text:p>4026</text:p>
          </table:table-cell>
          <table:table-cell office:value-type="float" office:value="0.0397825699417701" calcext:value-type="float">
            <text:p>0.03978256994177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1491" calcext:value-type="float">
            <text:p>1491</text:p>
          </table:table-cell>
          <table:table-cell office:value-type="float" office:value="0.104108886963824" calcext:value-type="float">
            <text:p>0.104108886963824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4394" calcext:value-type="float">
            <text:p>4394</text:p>
          </table:table-cell>
          <table:table-cell office:value-type="float" office:value="0.000485646156462335" calcext:value-type="float">
            <text:p>0.000485646156462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2861" calcext:value-type="float">
            <text:p>2861</text:p>
          </table:table-cell>
          <table:table-cell office:value-type="float" office:value="0.0558672591702128" calcext:value-type="float">
            <text:p>0.055867259170213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1488.5" calcext:value-type="float">
            <text:p>1488.5</text:p>
          </table:table-cell>
          <table:table-cell office:value-type="float" office:value="0.061288601625351" calcext:value-type="float">
            <text:p>0.061288601625351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1413" calcext:value-type="float">
            <text:p>1413</text:p>
          </table:table-cell>
          <table:table-cell office:value-type="float" office:value="0.733483580263533" calcext:value-type="float">
            <text:p>0.733483580263533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</table:table-row>
        <table:table-row table:style-name="ro1">
          <table:table-cell office:value-type="string" calcext:value-type="string">
            <text:p>Q1_9</text:p>
          </table:table-cell>
          <table:table-cell office:value-type="float" office:value="2750.5" calcext:value-type="float">
            <text:p>2750.5</text:p>
          </table:table-cell>
          <table:table-cell office:value-type="float" office:value="0.134338712524472" calcext:value-type="float">
            <text:p>0.134338712524472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2258" calcext:value-type="float">
            <text:p>2258</text:p>
          </table:table-cell>
          <table:table-cell office:value-type="float" office:value="0.01297826843221" calcext:value-type="float">
            <text:p>0.01297826843221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1338" calcext:value-type="float">
            <text:p>1338</text:p>
          </table:table-cell>
          <table:table-cell office:value-type="float" office:value="0.000000000242638358039526" calcext:value-type="float">
            <text:p>2.42638358039526E-10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1030.5" calcext:value-type="float">
            <text:p>1030.5</text:p>
          </table:table-cell>
          <table:table-cell office:value-type="float" office:value="0.000480199431137578" calcext:value-type="float">
            <text:p>0.000480199431138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3170.5" calcext:value-type="float">
            <text:p>3170.5</text:p>
          </table:table-cell>
          <table:table-cell office:value-type="float" office:value="0.246540183236567" calcext:value-type="float">
            <text:p>0.246540183236567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3088.5" calcext:value-type="float">
            <text:p>3088.5</text:p>
          </table:table-cell>
          <table:table-cell office:value-type="float" office:value="0.0935964612547278" calcext:value-type="float">
            <text:p>0.093596461254728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3527.5" calcext:value-type="float">
            <text:p>3527.5</text:p>
          </table:table-cell>
          <table:table-cell office:value-type="float" office:value="0.981631967424678" calcext:value-type="float">
            <text:p>0.981631967424678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2250" calcext:value-type="float">
            <text:p>2250</text:p>
          </table:table-cell>
          <table:table-cell office:value-type="float" office:value="0.910480856272834" calcext:value-type="float">
            <text:p>0.910480856272834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4139" calcext:value-type="float">
            <text:p>4139</text:p>
          </table:table-cell>
          <table:table-cell office:value-type="float" office:value="0.0157765071183363" calcext:value-type="float">
            <text:p>0.015776507118336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1727.5" calcext:value-type="float">
            <text:p>1727.5</text:p>
          </table:table-cell>
          <table:table-cell office:value-type="float" office:value="0.592013474001464" calcext:value-type="float">
            <text:p>0.592013474001464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4134.5" calcext:value-type="float">
            <text:p>4134.5</text:p>
          </table:table-cell>
          <table:table-cell office:value-type="float" office:value="0.00979216954437742" calcext:value-type="float">
            <text:p>0.009792169544377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2630.5" calcext:value-type="float">
            <text:p>2630.5</text:p>
          </table:table-cell>
          <table:table-cell office:value-type="float" office:value="0.00776412426904338" calcext:value-type="float">
            <text:p>0.007764124269043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1378.5" calcext:value-type="float">
            <text:p>1378.5</text:p>
          </table:table-cell>
          <table:table-cell office:value-type="float" office:value="0.0189829066769737" calcext:value-type="float">
            <text:p>0.018982906676974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1252.5" calcext:value-type="float">
            <text:p>1252.5</text:p>
          </table:table-cell>
          <table:table-cell office:value-type="float" office:value="0.249564431330745" calcext:value-type="float">
            <text:p>0.249564431330745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</table:table-row>
        <table:table-row table:style-name="ro1">
          <table:table-cell office:value-type="string" calcext:value-type="string">
            <text:p>Q1_10</text:p>
          </table:table-cell>
          <table:table-cell office:value-type="float" office:value="2567.5" calcext:value-type="float">
            <text:p>2567.5</text:p>
          </table:table-cell>
          <table:table-cell office:value-type="float" office:value="0.445044198813928" calcext:value-type="float">
            <text:p>0.445044198813928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2131.5" calcext:value-type="float">
            <text:p>2131.5</text:p>
          </table:table-cell>
          <table:table-cell office:value-type="float" office:value="0.00333194861591653" calcext:value-type="float">
            <text:p>0.003331948615917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1288.5" calcext:value-type="float">
            <text:p>1288.5</text:p>
          </table:table-cell>
          <table:table-cell office:value-type="float" office:value="0.0000000000827306531366269" calcext:value-type="float">
            <text:p>8.27306531366269E-11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523" calcext:value-type="float">
            <text:p>523</text:p>
          </table:table-cell>
          <table:table-cell office:value-type="float" office:value="0.00000000564624187012535" calcext:value-type="float">
            <text:p>5.64624187012535E-09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3525.5" calcext:value-type="float">
            <text:p>3525.5</text:p>
          </table:table-cell>
          <table:table-cell office:value-type="float" office:value="0.99607032326516" calcext:value-type="float">
            <text:p>0.99607032326516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3186" calcext:value-type="float">
            <text:p>3186</text:p>
          </table:table-cell>
          <table:table-cell office:value-type="float" office:value="0.0409395831291361" calcext:value-type="float">
            <text:p>0.040939583129136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3762.5" calcext:value-type="float">
            <text:p>3762.5</text:p>
          </table:table-cell>
          <table:table-cell office:value-type="float" office:value="0.426622761435516" calcext:value-type="float">
            <text:p>0.426622761435516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2343.5" calcext:value-type="float">
            <text:p>2343.5</text:p>
          </table:table-cell>
          <table:table-cell office:value-type="float" office:value="0.790677809758581" calcext:value-type="float">
            <text:p>0.790677809758581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4259" calcext:value-type="float">
            <text:p>4259</text:p>
          </table:table-cell>
          <table:table-cell office:value-type="float" office:value="0.00493341753232454" calcext:value-type="float">
            <text:p>0.004933417532325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1659" calcext:value-type="float">
            <text:p>1659</text:p>
          </table:table-cell>
          <table:table-cell office:value-type="float" office:value="0.397545111701567" calcext:value-type="float">
            <text:p>0.397545111701567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4277.5" calcext:value-type="float">
            <text:p>4277.5</text:p>
          </table:table-cell>
          <table:table-cell office:value-type="float" office:value="0.00221054426649585" calcext:value-type="float">
            <text:p>0.002210544266496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2806.5" calcext:value-type="float">
            <text:p>2806.5</text:p>
          </table:table-cell>
          <table:table-cell office:value-type="float" office:value="0.0381473712930031" calcext:value-type="float">
            <text:p>0.038147371293003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1068" calcext:value-type="float">
            <text:p>1068</text:p>
          </table:table-cell>
          <table:table-cell office:value-type="float" office:value="0.000191377959601428" calcext:value-type="float">
            <text:p>0.000191377959601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1271.5" calcext:value-type="float">
            <text:p>1271.5</text:p>
          </table:table-cell>
          <table:table-cell office:value-type="float" office:value="0.291987069696215" calcext:value-type="float">
            <text:p>0.291987069696215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</table:table-row>
        <table:table-row table:style-name="ro1">
          <table:table-cell office:value-type="string" calcext:value-type="string">
            <text:p>Q2_1</text:p>
          </table:table-cell>
          <table:table-cell office:value-type="float" office:value="1936" calcext:value-type="float">
            <text:p>1936</text:p>
          </table:table-cell>
          <table:table-cell office:value-type="float" office:value="0.0581478554552215" calcext:value-type="float">
            <text:p>0.058147855455222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3197" calcext:value-type="float">
            <text:p>3197</text:p>
          </table:table-cell>
          <table:table-cell office:value-type="float" office:value="0.340266892083794" calcext:value-type="float">
            <text:p>0.340266892083794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3212.5" calcext:value-type="float">
            <text:p>3212.5</text:p>
          </table:table-cell>
          <table:table-cell office:value-type="float" office:value="0.856218035436326" calcext:value-type="float">
            <text:p>0.856218035436326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1056" calcext:value-type="float">
            <text:p>1056</text:p>
          </table:table-cell>
          <table:table-cell office:value-type="float" office:value="0.000280085004112541" calcext:value-type="float">
            <text:p>0.000280085004113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3561.5" calcext:value-type="float">
            <text:p>3561.5</text:p>
          </table:table-cell>
          <table:table-cell office:value-type="float" office:value="0.894394180221877" calcext:value-type="float">
            <text:p>0.894394180221877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3261" calcext:value-type="float">
            <text:p>3261</text:p>
          </table:table-cell>
          <table:table-cell office:value-type="float" office:value="0.0120670119911639" calcext:value-type="float">
            <text:p>0.012067011991164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3641" calcext:value-type="float">
            <text:p>3641</text:p>
          </table:table-cell>
          <table:table-cell office:value-type="float" office:value="0.669547228516132" calcext:value-type="float">
            <text:p>0.669547228516132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2091" calcext:value-type="float">
            <text:p>2091</text:p>
          </table:table-cell>
          <table:table-cell office:value-type="float" office:value="0.411606995703178" calcext:value-type="float">
            <text:p>0.411606995703178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4228" calcext:value-type="float">
            <text:p>4228</text:p>
          </table:table-cell>
          <table:table-cell office:value-type="float" office:value="0.00350608087754941" calcext:value-type="float">
            <text:p>0.003506080877549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2114.5" calcext:value-type="float">
            <text:p>2114.5</text:p>
          </table:table-cell>
          <table:table-cell office:value-type="float" office:value="0.189965974686681" calcext:value-type="float">
            <text:p>0.189965974686681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3945.5" calcext:value-type="float">
            <text:p>3945.5</text:p>
          </table:table-cell>
          <table:table-cell office:value-type="float" office:value="0.0359932635377122" calcext:value-type="float">
            <text:p>0.035993263537712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3068.5" calcext:value-type="float">
            <text:p>3068.5</text:p>
          </table:table-cell>
          <table:table-cell office:value-type="float" office:value="0.1952502593139" calcext:value-type="float">
            <text:p>0.1952502593139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1279.5" calcext:value-type="float">
            <text:p>1279.5</text:p>
          </table:table-cell>
          <table:table-cell office:value-type="float" office:value="0.00267439733610732" calcext:value-type="float">
            <text:p>0.002674397336107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1309" calcext:value-type="float">
            <text:p>1309</text:p>
          </table:table-cell>
          <table:table-cell office:value-type="float" office:value="0.351718834511594" calcext:value-type="float">
            <text:p>0.351718834511594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</table:table-row>
        <table:table-row table:style-name="ro1">
          <table:table-cell office:value-type="string" calcext:value-type="string">
            <text:p>Q2_2</text:p>
          </table:table-cell>
          <table:table-cell office:value-type="float" office:value="2634" calcext:value-type="float">
            <text:p>2634</text:p>
          </table:table-cell>
          <table:table-cell office:value-type="float" office:value="0.298436373975399" calcext:value-type="float">
            <text:p>0.298436373975399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2122.5" calcext:value-type="float">
            <text:p>2122.5</text:p>
          </table:table-cell>
          <table:table-cell office:value-type="float" office:value="0.00272648427672288" calcext:value-type="float">
            <text:p>0.002726484276723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2509.5" calcext:value-type="float">
            <text:p>2509.5</text:p>
          </table:table-cell>
          <table:table-cell office:value-type="float" office:value="0.0221994749790744" calcext:value-type="float">
            <text:p>0.022199474979074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699.5" calcext:value-type="float">
            <text:p>699.5</text:p>
          </table:table-cell>
          <table:table-cell office:value-type="float" office:value="0.000000412939040419326" calcext:value-type="float">
            <text:p>4.12939040419326E-07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3403" calcext:value-type="float">
            <text:p>3403</text:p>
          </table:table-cell>
          <table:table-cell office:value-type="float" office:value="0.690695268072616" calcext:value-type="float">
            <text:p>0.690695268072616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3070" calcext:value-type="float">
            <text:p>3070</text:p>
          </table:table-cell>
          <table:table-cell office:value-type="float" office:value="0.105123255625685" calcext:value-type="float">
            <text:p>0.105123255625685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3517" calcext:value-type="float">
            <text:p>3517</text:p>
          </table:table-cell>
          <table:table-cell office:value-type="float" office:value="0.993382463109892" calcext:value-type="float">
            <text:p>0.993382463109892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2075" calcext:value-type="float">
            <text:p>2075</text:p>
          </table:table-cell>
          <table:table-cell office:value-type="float" office:value="0.403658921417584" calcext:value-type="float">
            <text:p>0.403658921417584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4135" calcext:value-type="float">
            <text:p>4135</text:p>
          </table:table-cell>
          <table:table-cell office:value-type="float" office:value="0.0154542575376048" calcext:value-type="float">
            <text:p>0.015454257537605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1679.5" calcext:value-type="float">
            <text:p>1679.5</text:p>
          </table:table-cell>
          <table:table-cell office:value-type="float" office:value="0.446970801655022" calcext:value-type="float">
            <text:p>0.446970801655022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3859" calcext:value-type="float">
            <text:p>3859</text:p>
          </table:table-cell>
          <table:table-cell office:value-type="float" office:value="0.0947480201274175" calcext:value-type="float">
            <text:p>0.094748020127418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2647.5" calcext:value-type="float">
            <text:p>2647.5</text:p>
          </table:table-cell>
          <table:table-cell office:value-type="float" office:value="0.00858473572514138" calcext:value-type="float">
            <text:p>0.008584735725141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1034" calcext:value-type="float">
            <text:p>1034</text:p>
          </table:table-cell>
          <table:table-cell office:value-type="float" office:value="0.0000883836797842057" calcext:value-type="float">
            <text:p>8.83836797842057E-05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1169" calcext:value-type="float">
            <text:p>1169</text:p>
          </table:table-cell>
          <table:table-cell office:value-type="float" office:value="0.112143456135259" calcext:value-type="float">
            <text:p>0.112143456135259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</table:table-row>
        <table:table-row table:style-name="ro1">
          <table:table-cell office:value-type="string" calcext:value-type="string">
            <text:p>Q2_3</text:p>
          </table:table-cell>
          <table:table-cell office:value-type="float" office:value="2173" calcext:value-type="float">
            <text:p>2173</text:p>
          </table:table-cell>
          <table:table-cell office:value-type="float" office:value="0.421021850870969" calcext:value-type="float">
            <text:p>0.421021850870969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2341" calcext:value-type="float">
            <text:p>2341</text:p>
          </table:table-cell>
          <table:table-cell office:value-type="float" office:value="0.0300087812025375" calcext:value-type="float">
            <text:p>0.030008781202538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2213.5" calcext:value-type="float">
            <text:p>2213.5</text:p>
          </table:table-cell>
          <table:table-cell office:value-type="float" office:value="0.00107638137514657" calcext:value-type="float">
            <text:p>0.001076381375147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472.5" calcext:value-type="float">
            <text:p>472.5</text:p>
          </table:table-cell>
          <table:table-cell office:value-type="float" office:value="0.00000000172247427751449" calcext:value-type="float">
            <text:p>1.72247427751449E-09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3431" calcext:value-type="float">
            <text:p>3431</text:p>
          </table:table-cell>
          <table:table-cell office:value-type="float" office:value="0.764027215758705" calcext:value-type="float">
            <text:p>0.764027215758705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3111.5" calcext:value-type="float">
            <text:p>3111.5</text:p>
          </table:table-cell>
          <table:table-cell office:value-type="float" office:value="0.0799619303627496" calcext:value-type="float">
            <text:p>0.07996193036275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3536" calcext:value-type="float">
            <text:p>3536</text:p>
          </table:table-cell>
          <table:table-cell office:value-type="float" office:value="0.959642879781672" calcext:value-type="float">
            <text:p>0.959642879781672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2097" calcext:value-type="float">
            <text:p>2097</text:p>
          </table:table-cell>
          <table:table-cell office:value-type="float" office:value="0.463865743688501" calcext:value-type="float">
            <text:p>0.463865743688501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4297" calcext:value-type="float">
            <text:p>4297</text:p>
          </table:table-cell>
          <table:table-cell office:value-type="float" office:value="0.0035025075588107" calcext:value-type="float">
            <text:p>0.003502507558811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1962.5" calcext:value-type="float">
            <text:p>1962.5</text:p>
          </table:table-cell>
          <table:table-cell office:value-type="float" office:value="0.601019925052506" calcext:value-type="float">
            <text:p>0.601019925052506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4258.5" calcext:value-type="float">
            <text:p>4258.5</text:p>
          </table:table-cell>
          <table:table-cell office:value-type="float" office:value="0.00290212899587047" calcext:value-type="float">
            <text:p>0.00290212899587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2476" calcext:value-type="float">
            <text:p>2476</text:p>
          </table:table-cell>
          <table:table-cell office:value-type="float" office:value="0.00161382031618649" calcext:value-type="float">
            <text:p>0.001613820316186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709.5" calcext:value-type="float">
            <text:p>709.5</text:p>
          </table:table-cell>
          <table:table-cell office:value-type="float" office:value="0.000000116772769627799" calcext:value-type="float">
            <text:p>1.16772769627799E-07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1179.5" calcext:value-type="float">
            <text:p>1179.5</text:p>
          </table:table-cell>
          <table:table-cell office:value-type="float" office:value="0.130938314008677" calcext:value-type="float">
            <text:p>0.130938314008677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</table:table-row>
        <table:table-row table:style-name="ro1">
          <table:table-cell office:value-type="string" calcext:value-type="string">
            <text:p>Q2_4</text:p>
          </table:table-cell>
          <table:table-cell office:value-type="float" office:value="2608.5" calcext:value-type="float">
            <text:p>2608.5</text:p>
          </table:table-cell>
          <table:table-cell office:value-type="float" office:value="0.333114185503424" calcext:value-type="float">
            <text:p>0.333114185503424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2311" calcext:value-type="float">
            <text:p>2311</text:p>
          </table:table-cell>
          <table:table-cell office:value-type="float" office:value="0.0168231749749248" calcext:value-type="float">
            <text:p>0.016823174974925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2240" calcext:value-type="float">
            <text:p>2240</text:p>
          </table:table-cell>
          <table:table-cell office:value-type="float" office:value="0.0008466583278706" calcext:value-type="float">
            <text:p>0.000846658327871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981.5" calcext:value-type="float">
            <text:p>981.5</text:p>
          </table:table-cell>
          <table:table-cell office:value-type="float" office:value="0.000106942803175135" calcext:value-type="float">
            <text:p>0.000106942803175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3656" calcext:value-type="float">
            <text:p>3656</text:p>
          </table:table-cell>
          <table:table-cell office:value-type="float" office:value="0.651121827630179" calcext:value-type="float">
            <text:p>0.651121827630179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3464.5" calcext:value-type="float">
            <text:p>3464.5</text:p>
          </table:table-cell>
          <table:table-cell office:value-type="float" office:value="0.00122176945280773" calcext:value-type="float">
            <text:p>0.001221769452808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3846.5" calcext:value-type="float">
            <text:p>3846.5</text:p>
          </table:table-cell>
          <table:table-cell office:value-type="float" office:value="0.263839308997655" calcext:value-type="float">
            <text:p>0.263839308997655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2513" calcext:value-type="float">
            <text:p>2513</text:p>
          </table:table-cell>
          <table:table-cell office:value-type="float" office:value="0.317740790885709" calcext:value-type="float">
            <text:p>0.317740790885709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4200" calcext:value-type="float">
            <text:p>4200</text:p>
          </table:table-cell>
          <table:table-cell office:value-type="float" office:value="0.00637288013183256" calcext:value-type="float">
            <text:p>0.006372880131833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2038.5" calcext:value-type="float">
            <text:p>2038.5</text:p>
          </table:table-cell>
          <table:table-cell office:value-type="float" office:value="0.363494446876347" calcext:value-type="float">
            <text:p>0.363494446876347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3930.5" calcext:value-type="float">
            <text:p>3930.5</text:p>
          </table:table-cell>
          <table:table-cell office:value-type="float" office:value="0.0480605422161149" calcext:value-type="float">
            <text:p>0.048060542216115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3103" calcext:value-type="float">
            <text:p>3103</text:p>
          </table:table-cell>
          <table:table-cell office:value-type="float" office:value="0.256935908223877" calcext:value-type="float">
            <text:p>0.256935908223877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1244" calcext:value-type="float">
            <text:p>1244</text:p>
          </table:table-cell>
          <table:table-cell office:value-type="float" office:value="0.00212954246100897" calcext:value-type="float">
            <text:p>0.002129542461009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1555.5" calcext:value-type="float">
            <text:p>1555.5</text:p>
          </table:table-cell>
          <table:table-cell office:value-type="float" office:value="0.691779916980763" calcext:value-type="float">
            <text:p>0.691779916980763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</table:table-row>
        <table:table-row table:style-name="ro1">
          <table:table-cell office:value-type="string" calcext:value-type="string">
            <text:p>Q2_5</text:p>
          </table:table-cell>
          <table:table-cell office:value-type="float" office:value="2469" calcext:value-type="float">
            <text:p>2469</text:p>
          </table:table-cell>
          <table:table-cell office:value-type="float" office:value="0.672338833087671" calcext:value-type="float">
            <text:p>0.672338833087671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2473" calcext:value-type="float">
            <text:p>2473</text:p>
          </table:table-cell>
          <table:table-cell office:value-type="float" office:value="0.0505481857828174" calcext:value-type="float">
            <text:p>0.050548185782818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2427.5" calcext:value-type="float">
            <text:p>2427.5</text:p>
          </table:table-cell>
          <table:table-cell office:value-type="float" office:value="0.00356295327953006" calcext:value-type="float">
            <text:p>0.00356295327953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1407.5" calcext:value-type="float">
            <text:p>1407.5</text:p>
          </table:table-cell>
          <table:table-cell office:value-type="float" office:value="0.045440966528883" calcext:value-type="float">
            <text:p>0.045440966528883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3235.5" calcext:value-type="float">
            <text:p>3235.5</text:p>
          </table:table-cell>
          <table:table-cell office:value-type="float" office:value="0.280377520281472" calcext:value-type="float">
            <text:p>0.280377520281472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3067.5" calcext:value-type="float">
            <text:p>3067.5</text:p>
          </table:table-cell>
          <table:table-cell office:value-type="float" office:value="0.0681375479016778" calcext:value-type="float">
            <text:p>0.068137547901678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3559.5" calcext:value-type="float">
            <text:p>3559.5</text:p>
          </table:table-cell>
          <table:table-cell office:value-type="float" office:value="0.883522380156199" calcext:value-type="float">
            <text:p>0.883522380156199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2429.5" calcext:value-type="float">
            <text:p>2429.5</text:p>
          </table:table-cell>
          <table:table-cell office:value-type="float" office:value="0.480737997352058" calcext:value-type="float">
            <text:p>0.480737997352058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3974.5" calcext:value-type="float">
            <text:p>3974.5</text:p>
          </table:table-cell>
          <table:table-cell office:value-type="float" office:value="0.0331809419550361" calcext:value-type="float">
            <text:p>0.033180941955036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1956.5" calcext:value-type="float">
            <text:p>1956.5</text:p>
          </table:table-cell>
          <table:table-cell office:value-type="float" office:value="0.568265826470247" calcext:value-type="float">
            <text:p>0.568265826470247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3559" calcext:value-type="float">
            <text:p>3559</text:p>
          </table:table-cell>
          <table:table-cell office:value-type="float" office:value="0.45960753882089" calcext:value-type="float">
            <text:p>0.45960753882089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2851" calcext:value-type="float">
            <text:p>2851</text:p>
          </table:table-cell>
          <table:table-cell office:value-type="float" office:value="0.0277013106273456" calcext:value-type="float">
            <text:p>0.027701310627346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1623.5" calcext:value-type="float">
            <text:p>1623.5</text:p>
          </table:table-cell>
          <table:table-cell office:value-type="float" office:value="0.153350825779577" calcext:value-type="float">
            <text:p>0.153350825779577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1372" calcext:value-type="float">
            <text:p>1372</text:p>
          </table:table-cell>
          <table:table-cell office:value-type="float" office:value="0.533425819498194" calcext:value-type="float">
            <text:p>0.533425819498194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</table:table-row>
        <table:table-row table:style-name="ro1">
          <table:table-cell office:value-type="string" calcext:value-type="string">
            <text:p>Q2_6</text:p>
          </table:table-cell>
          <table:table-cell office:value-type="float" office:value="2265.5" calcext:value-type="float">
            <text:p>2265.5</text:p>
          </table:table-cell>
          <table:table-cell office:value-type="float" office:value="0.613881918417093" calcext:value-type="float">
            <text:p>0.613881918417093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2701.5" calcext:value-type="float">
            <text:p>2701.5</text:p>
          </table:table-cell>
          <table:table-cell office:value-type="float" office:value="0.307320022720408" calcext:value-type="float">
            <text:p>0.307320022720408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3453.5" calcext:value-type="float">
            <text:p>3453.5</text:p>
          </table:table-cell>
          <table:table-cell office:value-type="float" office:value="0.249824356525968" calcext:value-type="float">
            <text:p>0.249824356525968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1585" calcext:value-type="float">
            <text:p>1585</text:p>
          </table:table-cell>
          <table:table-cell office:value-type="float" office:value="0.285428132422646" calcext:value-type="float">
            <text:p>0.285428132422646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3440" calcext:value-type="float">
            <text:p>3440</text:p>
          </table:table-cell>
          <table:table-cell office:value-type="float" office:value="0.754569171654924" calcext:value-type="float">
            <text:p>0.754569171654924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3220.5" calcext:value-type="float">
            <text:p>3220.5</text:p>
          </table:table-cell>
          <table:table-cell office:value-type="float" office:value="0.0126012994901881" calcext:value-type="float">
            <text:p>0.012601299490188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3575.5" calcext:value-type="float">
            <text:p>3575.5</text:p>
          </table:table-cell>
          <table:table-cell office:value-type="float" office:value="0.835806046558476" calcext:value-type="float">
            <text:p>0.835806046558476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2343" calcext:value-type="float">
            <text:p>2343</text:p>
          </table:table-cell>
          <table:table-cell office:value-type="float" office:value="0.762544907238759" calcext:value-type="float">
            <text:p>0.762544907238759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4026.5" calcext:value-type="float">
            <text:p>4026.5</text:p>
          </table:table-cell>
          <table:table-cell office:value-type="float" office:value="0.0195159579190036" calcext:value-type="float">
            <text:p>0.019515957919004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2126.5" calcext:value-type="float">
            <text:p>2126.5</text:p>
          </table:table-cell>
          <table:table-cell office:value-type="float" office:value="0.14510821325085" calcext:value-type="float">
            <text:p>0.14510821325085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3422" calcext:value-type="float">
            <text:p>3422</text:p>
          </table:table-cell>
          <table:table-cell office:value-type="float" office:value="0.830643732613772" calcext:value-type="float">
            <text:p>0.830643732613772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3228" calcext:value-type="float">
            <text:p>3228</text:p>
          </table:table-cell>
          <table:table-cell office:value-type="float" office:value="0.441758923505432" calcext:value-type="float">
            <text:p>0.441758923505432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1720" calcext:value-type="float">
            <text:p>1720</text:p>
          </table:table-cell>
          <table:table-cell office:value-type="float" office:value="0.348357624836834" calcext:value-type="float">
            <text:p>0.348357624836834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1543.5" calcext:value-type="float">
            <text:p>1543.5</text:p>
          </table:table-cell>
          <table:table-cell office:value-type="float" office:value="0.714267717872664" calcext:value-type="float">
            <text:p>0.714267717872664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</table:table-row>
        <table:table-row table:style-name="ro1">
          <table:table-cell office:value-type="string" calcext:value-type="string">
            <text:p>Q2_7</text:p>
          </table:table-cell>
          <table:table-cell office:value-type="float" office:value="2446.5" calcext:value-type="float">
            <text:p>2446.5</text:p>
          </table:table-cell>
          <table:table-cell office:value-type="float" office:value="0.704038042479368" calcext:value-type="float">
            <text:p>0.704038042479368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2841" calcext:value-type="float">
            <text:p>2841</text:p>
          </table:table-cell>
          <table:table-cell office:value-type="float" office:value="0.597203108809919" calcext:value-type="float">
            <text:p>0.597203108809919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2880" calcext:value-type="float">
            <text:p>2880</text:p>
          </table:table-cell>
          <table:table-cell office:value-type="float" office:value="0.183198486746782" calcext:value-type="float">
            <text:p>0.183198486746782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1502.5" calcext:value-type="float">
            <text:p>1502.5</text:p>
          </table:table-cell>
          <table:table-cell office:value-type="float" office:value="0.0750723480538205" calcext:value-type="float">
            <text:p>0.075072348053821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3422" calcext:value-type="float">
            <text:p>3422</text:p>
          </table:table-cell>
          <table:table-cell office:value-type="float" office:value="0.652644788825054" calcext:value-type="float">
            <text:p>0.652644788825054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2834" calcext:value-type="float">
            <text:p>2834</text:p>
          </table:table-cell>
          <table:table-cell office:value-type="float" office:value="0.334939690733473" calcext:value-type="float">
            <text:p>0.334939690733473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3436.5" calcext:value-type="float">
            <text:p>3436.5</text:p>
          </table:table-cell>
          <table:table-cell office:value-type="float" office:value="0.711337303262498" calcext:value-type="float">
            <text:p>0.711337303262498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2491" calcext:value-type="float">
            <text:p>2491</text:p>
          </table:table-cell>
          <table:table-cell office:value-type="float" office:value="0.238901581546884" calcext:value-type="float">
            <text:p>0.238901581546884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3712.5" calcext:value-type="float">
            <text:p>3712.5</text:p>
          </table:table-cell>
          <table:table-cell office:value-type="float" office:value="0.179584794462954" calcext:value-type="float">
            <text:p>0.179584794462954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1909.5" calcext:value-type="float">
            <text:p>1909.5</text:p>
          </table:table-cell>
          <table:table-cell office:value-type="float" office:value="0.698109164115143" calcext:value-type="float">
            <text:p>0.698109164115143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3381.5" calcext:value-type="float">
            <text:p>3381.5</text:p>
          </table:table-cell>
          <table:table-cell office:value-type="float" office:value="0.94547421151338" calcext:value-type="float">
            <text:p>0.94547421151338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3187.5" calcext:value-type="float">
            <text:p>3187.5</text:p>
          </table:table-cell>
          <table:table-cell office:value-type="float" office:value="0.274378012924188" calcext:value-type="float">
            <text:p>0.274378012924188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1665" calcext:value-type="float">
            <text:p>1665</text:p>
          </table:table-cell>
          <table:table-cell office:value-type="float" office:value="0.149020164060877" calcext:value-type="float">
            <text:p>0.149020164060877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1634" calcext:value-type="float">
            <text:p>1634</text:p>
          </table:table-cell>
          <table:table-cell office:value-type="float" office:value="0.291212899107861" calcext:value-type="float">
            <text:p>0.291212899107861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</table:table-row>
        <table:table-row table:style-name="ro1">
          <table:table-cell office:value-type="string" calcext:value-type="string">
            <text:p>Q2_8</text:p>
          </table:table-cell>
          <table:table-cell office:value-type="float" office:value="2443" calcext:value-type="float">
            <text:p>2443</text:p>
          </table:table-cell>
          <table:table-cell office:value-type="float" office:value="0.717999471977848" calcext:value-type="float">
            <text:p>0.717999471977848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2918.5" calcext:value-type="float">
            <text:p>2918.5</text:p>
          </table:table-cell>
          <table:table-cell office:value-type="float" office:value="0.879908946141348" calcext:value-type="float">
            <text:p>0.879908946141348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3050.5" calcext:value-type="float">
            <text:p>3050.5</text:p>
          </table:table-cell>
          <table:table-cell office:value-type="float" office:value="0.596482085161035" calcext:value-type="float">
            <text:p>0.596482085161035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1503.5" calcext:value-type="float">
            <text:p>1503.5</text:p>
          </table:table-cell>
          <table:table-cell office:value-type="float" office:value="0.0758969971037299" calcext:value-type="float">
            <text:p>0.07589699710373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3329" calcext:value-type="float">
            <text:p>3329</text:p>
          </table:table-cell>
          <table:table-cell office:value-type="float" office:value="0.386964315840746" calcext:value-type="float">
            <text:p>0.386964315840746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2987.5" calcext:value-type="float">
            <text:p>2987.5</text:p>
          </table:table-cell>
          <table:table-cell office:value-type="float" office:value="0.0792925061219372" calcext:value-type="float">
            <text:p>0.079292506121937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3260.5" calcext:value-type="float">
            <text:p>3260.5</text:p>
          </table:table-cell>
          <table:table-cell office:value-type="float" office:value="0.247855111632578" calcext:value-type="float">
            <text:p>0.247855111632578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2330" calcext:value-type="float">
            <text:p>2330</text:p>
          </table:table-cell>
          <table:table-cell office:value-type="float" office:value="0.775163444194012" calcext:value-type="float">
            <text:p>0.775163444194012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3703.5" calcext:value-type="float">
            <text:p>3703.5</text:p>
          </table:table-cell>
          <table:table-cell office:value-type="float" office:value="0.192845308091965" calcext:value-type="float">
            <text:p>0.192845308091965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1977.5" calcext:value-type="float">
            <text:p>1977.5</text:p>
          </table:table-cell>
          <table:table-cell office:value-type="float" office:value="0.419611293468281" calcext:value-type="float">
            <text:p>0.419611293468281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3208.5" calcext:value-type="float">
            <text:p>3208.5</text:p>
          </table:table-cell>
          <table:table-cell office:value-type="float" office:value="0.473788528189779" calcext:value-type="float">
            <text:p>0.473788528189779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3095.5" calcext:value-type="float">
            <text:p>3095.5</text:p>
          </table:table-cell>
          <table:table-cell office:value-type="float" office:value="0.131139168811366" calcext:value-type="float">
            <text:p>0.131139168811366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1583.5" calcext:value-type="float">
            <text:p>1583.5</text:p>
          </table:table-cell>
          <table:table-cell office:value-type="float" office:value="0.0525632002109111" calcext:value-type="float">
            <text:p>0.052563200210911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1470.5" calcext:value-type="float">
            <text:p>1470.5</text:p>
          </table:table-cell>
          <table:table-cell office:value-type="float" office:value="0.950620824084124" calcext:value-type="float">
            <text:p>0.950620824084124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</table:table-row>
        <table:table-row table:style-name="ro1">
          <table:table-cell office:value-type="string" calcext:value-type="string">
            <text:p>Q2_9</text:p>
          </table:table-cell>
          <table:table-cell office:value-type="float" office:value="2501.5" calcext:value-type="float">
            <text:p>2501.5</text:p>
          </table:table-cell>
          <table:table-cell office:value-type="float" office:value="0.498342445217951" calcext:value-type="float">
            <text:p>0.498342445217951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2480" calcext:value-type="float">
            <text:p>2480</text:p>
          </table:table-cell>
          <table:table-cell office:value-type="float" office:value="0.0224660722132255" calcext:value-type="float">
            <text:p>0.022466072213226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2866.5" calcext:value-type="float">
            <text:p>2866.5</text:p>
          </table:table-cell>
          <table:table-cell office:value-type="float" office:value="0.16395382063079" calcext:value-type="float">
            <text:p>0.16395382063079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1580.5" calcext:value-type="float">
            <text:p>1580.5</text:p>
          </table:table-cell>
          <table:table-cell office:value-type="float" office:value="0.197181231112777" calcext:value-type="float">
            <text:p>0.197181231112777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3614.5" calcext:value-type="float">
            <text:p>3614.5</text:p>
          </table:table-cell>
          <table:table-cell office:value-type="float" office:value="0.687274051493421" calcext:value-type="float">
            <text:p>0.687274051493421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2899.5" calcext:value-type="float">
            <text:p>2899.5</text:p>
          </table:table-cell>
          <table:table-cell office:value-type="float" office:value="0.194064517354512" calcext:value-type="float">
            <text:p>0.194064517354512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3369" calcext:value-type="float">
            <text:p>3369</text:p>
          </table:table-cell>
          <table:table-cell office:value-type="float" office:value="0.502998953010041" calcext:value-type="float">
            <text:p>0.502998953010041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2414.5" calcext:value-type="float">
            <text:p>2414.5</text:p>
          </table:table-cell>
          <table:table-cell office:value-type="float" office:value="0.451832059438095" calcext:value-type="float">
            <text:p>0.451832059438095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3786.5" calcext:value-type="float">
            <text:p>3786.5</text:p>
          </table:table-cell>
          <table:table-cell office:value-type="float" office:value="0.0941520410983856" calcext:value-type="float">
            <text:p>0.094152041098386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1999.5" calcext:value-type="float">
            <text:p>1999.5</text:p>
          </table:table-cell>
          <table:table-cell office:value-type="float" office:value="0.347091201207842" calcext:value-type="float">
            <text:p>0.347091201207842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3224" calcext:value-type="float">
            <text:p>3224</text:p>
          </table:table-cell>
          <table:table-cell office:value-type="float" office:value="0.519595049817001" calcext:value-type="float">
            <text:p>0.519595049817001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3458" calcext:value-type="float">
            <text:p>3458</text:p>
          </table:table-cell>
          <table:table-cell office:value-type="float" office:value="0.901331091318608" calcext:value-type="float">
            <text:p>0.901331091318608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1761" calcext:value-type="float">
            <text:p>1761</text:p>
          </table:table-cell>
          <table:table-cell office:value-type="float" office:value="0.390138818252974" calcext:value-type="float">
            <text:p>0.390138818252974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1565" calcext:value-type="float">
            <text:p>1565</text:p>
          </table:table-cell>
          <table:table-cell office:value-type="float" office:value="0.561947091868791" calcext:value-type="float">
            <text:p>0.561947091868791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</table:table-row>
        <table:table-row table:style-name="ro1">
          <table:table-cell office:value-type="string" calcext:value-type="string">
            <text:p>Q2_10</text:p>
          </table:table-cell>
          <table:table-cell office:value-type="float" office:value="2333.5" calcext:value-type="float">
            <text:p>2333.5</text:p>
          </table:table-cell>
          <table:table-cell office:value-type="float" office:value="0.857499214998546" calcext:value-type="float">
            <text:p>0.857499214998546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2424" calcext:value-type="float">
            <text:p>2424</text:p>
          </table:table-cell>
          <table:table-cell office:value-type="float" office:value="0.0437752267068174" calcext:value-type="float">
            <text:p>0.043775226706818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3897" calcext:value-type="float">
            <text:p>3897</text:p>
          </table:table-cell>
          <table:table-cell office:value-type="float" office:value="0.0066113244945521" calcext:value-type="float">
            <text:p>0.006611324494552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1355" calcext:value-type="float">
            <text:p>1355</text:p>
          </table:table-cell>
          <table:table-cell office:value-type="float" office:value="0.0332279566292452" calcext:value-type="float">
            <text:p>0.033227956629245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3430.5" calcext:value-type="float">
            <text:p>3430.5</text:p>
          </table:table-cell>
          <table:table-cell office:value-type="float" office:value="0.745378639633109" calcext:value-type="float">
            <text:p>0.745378639633109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2878.5" calcext:value-type="float">
            <text:p>2878.5</text:p>
          </table:table-cell>
          <table:table-cell office:value-type="float" office:value="0.347278597923536" calcext:value-type="float">
            <text:p>0.347278597923536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3550" calcext:value-type="float">
            <text:p>3550</text:p>
          </table:table-cell>
          <table:table-cell office:value-type="float" office:value="0.917473394474171" calcext:value-type="float">
            <text:p>0.917473394474171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2036.5" calcext:value-type="float">
            <text:p>2036.5</text:p>
          </table:table-cell>
          <table:table-cell office:value-type="float" office:value="0.292683687752582" calcext:value-type="float">
            <text:p>0.292683687752582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3453" calcext:value-type="float">
            <text:p>3453</text:p>
          </table:table-cell>
          <table:table-cell office:value-type="float" office:value="0.895037057701827" calcext:value-type="float">
            <text:p>0.895037057701827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1662" calcext:value-type="float">
            <text:p>1662</text:p>
          </table:table-cell>
          <table:table-cell office:value-type="float" office:value="0.373454855131336" calcext:value-type="float">
            <text:p>0.373454855131336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3527.5" calcext:value-type="float">
            <text:p>3527.5</text:p>
          </table:table-cell>
          <table:table-cell office:value-type="float" office:value="0.563065694127659" calcext:value-type="float">
            <text:p>0.563065694127659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3284.5" calcext:value-type="float">
            <text:p>3284.5</text:p>
          </table:table-cell>
          <table:table-cell office:value-type="float" office:value="0.605895026337859" calcext:value-type="float">
            <text:p>0.605895026337859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1602.5" calcext:value-type="float">
            <text:p>1602.5</text:p>
          </table:table-cell>
          <table:table-cell office:value-type="float" office:value="0.151196768555028" calcext:value-type="float">
            <text:p>0.151196768555028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1264.5" calcext:value-type="float">
            <text:p>1264.5</text:p>
          </table:table-cell>
          <table:table-cell office:value-type="float" office:value="0.244169402763958" calcext:value-type="float">
            <text:p>0.244169402763958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</table:table-row>
        <table:table-row table:style-name="ro1">
          <table:table-cell office:value-type="string" calcext:value-type="string">
            <text:p>Q3_1</text:p>
          </table:table-cell>
          <table:table-cell office:value-type="float" office:value="2416.5" calcext:value-type="float">
            <text:p>2416.5</text:p>
          </table:table-cell>
          <table:table-cell office:value-type="float" office:value="0.872990655396562" calcext:value-type="float">
            <text:p>0.872990655396562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2728.5" calcext:value-type="float">
            <text:p>2728.5</text:p>
          </table:table-cell>
          <table:table-cell office:value-type="float" office:value="0.427976171614028" calcext:value-type="float">
            <text:p>0.427976171614028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2680" calcext:value-type="float">
            <text:p>2680</text:p>
          </table:table-cell>
          <table:table-cell office:value-type="float" office:value="0.0943479767993776" calcext:value-type="float">
            <text:p>0.094347976799378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581" calcext:value-type="float">
            <text:p>581</text:p>
          </table:table-cell>
          <table:table-cell office:value-type="float" office:value="0.0000000274665095879416" calcext:value-type="float">
            <text:p>2.74665095879416E-08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3668.5" calcext:value-type="float">
            <text:p>3668.5</text:p>
          </table:table-cell>
          <table:table-cell office:value-type="float" office:value="0.635338124903058" calcext:value-type="float">
            <text:p>0.635338124903058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3027" calcext:value-type="float">
            <text:p>3027</text:p>
          </table:table-cell>
          <table:table-cell office:value-type="float" office:value="0.14958353831561" calcext:value-type="float">
            <text:p>0.14958353831561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3760.5" calcext:value-type="float">
            <text:p>3760.5</text:p>
          </table:table-cell>
          <table:table-cell office:value-type="float" office:value="0.430676378238831" calcext:value-type="float">
            <text:p>0.430676378238831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2390" calcext:value-type="float">
            <text:p>2390</text:p>
          </table:table-cell>
          <table:table-cell office:value-type="float" office:value="0.64903983658493" calcext:value-type="float">
            <text:p>0.64903983658493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4203.5" calcext:value-type="float">
            <text:p>4203.5</text:p>
          </table:table-cell>
          <table:table-cell office:value-type="float" office:value="0.00866496279951289" calcext:value-type="float">
            <text:p>0.008664962799513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1774.5" calcext:value-type="float">
            <text:p>1774.5</text:p>
          </table:table-cell>
          <table:table-cell office:value-type="float" office:value="0.747513300194908" calcext:value-type="float">
            <text:p>0.747513300194908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4283" calcext:value-type="float">
            <text:p>4283</text:p>
          </table:table-cell>
          <table:table-cell office:value-type="float" office:value="0.00208830156057073" calcext:value-type="float">
            <text:p>0.002088301560571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2789.5" calcext:value-type="float">
            <text:p>2789.5</text:p>
          </table:table-cell>
          <table:table-cell office:value-type="float" office:value="0.0332693856765376" calcext:value-type="float">
            <text:p>0.033269385676538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966.5" calcext:value-type="float">
            <text:p>966.5</text:p>
          </table:table-cell>
          <table:table-cell office:value-type="float" office:value="0.0000289534602065136" calcext:value-type="float">
            <text:p>2.89534602065136E-05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1338" calcext:value-type="float">
            <text:p>1338</text:p>
          </table:table-cell>
          <table:table-cell office:value-type="float" office:value="0.47366754701658" calcext:value-type="float">
            <text:p>0.47366754701658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</table:table-row>
        <table:table-row table:style-name="ro1">
          <table:table-cell office:value-type="string" calcext:value-type="string">
            <text:p>Q3_2</text:p>
          </table:table-cell>
          <table:table-cell office:value-type="float" office:value="2699.5" calcext:value-type="float">
            <text:p>2699.5</text:p>
          </table:table-cell>
          <table:table-cell office:value-type="float" office:value="0.192693038479492" calcext:value-type="float">
            <text:p>0.192693038479492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2428.5" calcext:value-type="float">
            <text:p>2428.5</text:p>
          </table:table-cell>
          <table:table-cell office:value-type="float" office:value="0.059333188688567" calcext:value-type="float">
            <text:p>0.059333188688567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2395" calcext:value-type="float">
            <text:p>2395</text:p>
          </table:table-cell>
          <table:table-cell office:value-type="float" office:value="0.00726873646430581" calcext:value-type="float">
            <text:p>0.007268736464306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564" calcext:value-type="float">
            <text:p>564</text:p>
          </table:table-cell>
          <table:table-cell office:value-type="float" office:value="0.0000000129589521868378" calcext:value-type="float">
            <text:p>1.29589521868378E-08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3477.5" calcext:value-type="float">
            <text:p>3477.5</text:p>
          </table:table-cell>
          <table:table-cell office:value-type="float" office:value="0.880223142412722" calcext:value-type="float">
            <text:p>0.880223142412722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2873.5" calcext:value-type="float">
            <text:p>2873.5</text:p>
          </table:table-cell>
          <table:table-cell office:value-type="float" office:value="0.385655963450591" calcext:value-type="float">
            <text:p>0.385655963450591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3641" calcext:value-type="float">
            <text:p>3641</text:p>
          </table:table-cell>
          <table:table-cell office:value-type="float" office:value="0.689695159495297" calcext:value-type="float">
            <text:p>0.689695159495297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2320" calcext:value-type="float">
            <text:p>2320</text:p>
          </table:table-cell>
          <table:table-cell office:value-type="float" office:value="0.864278004080751" calcext:value-type="float">
            <text:p>0.864278004080751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4147" calcext:value-type="float">
            <text:p>4147</text:p>
          </table:table-cell>
          <table:table-cell office:value-type="float" office:value="0.0139365593009307" calcext:value-type="float">
            <text:p>0.013936559300931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1501" calcext:value-type="float">
            <text:p>1501</text:p>
          </table:table-cell>
          <table:table-cell office:value-type="float" office:value="0.114969931086646" calcext:value-type="float">
            <text:p>0.114969931086646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3940" calcext:value-type="float">
            <text:p>3940</text:p>
          </table:table-cell>
          <table:table-cell office:value-type="float" office:value="0.0519873964168578" calcext:value-type="float">
            <text:p>0.051987396416858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2610.5" calcext:value-type="float">
            <text:p>2610.5</text:p>
          </table:table-cell>
          <table:table-cell office:value-type="float" office:value="0.00597638202862895" calcext:value-type="float">
            <text:p>0.005976382028629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963.5" calcext:value-type="float">
            <text:p>963.5</text:p>
          </table:table-cell>
          <table:table-cell office:value-type="float" office:value="0.0000230377386006837" calcext:value-type="float">
            <text:p>2.30377386006837E-05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1300" calcext:value-type="float">
            <text:p>1300</text:p>
          </table:table-cell>
          <table:table-cell office:value-type="float" office:value="0.359016602320055" calcext:value-type="float">
            <text:p>0.359016602320055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</table:table-row>
        <table:table-row table:style-name="ro1">
          <table:table-cell office:value-type="string" calcext:value-type="string">
            <text:p>Q3_3</text:p>
          </table:table-cell>
          <table:table-cell office:value-type="float" office:value="1981.5" calcext:value-type="float">
            <text:p>1981.5</text:p>
          </table:table-cell>
          <table:table-cell office:value-type="float" office:value="0.11406299634245" calcext:value-type="float">
            <text:p>0.11406299634245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3292" calcext:value-type="float">
            <text:p>3292</text:p>
          </table:table-cell>
          <table:table-cell office:value-type="float" office:value="0.219003309218936" calcext:value-type="float">
            <text:p>0.219003309218936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3838.5" calcext:value-type="float">
            <text:p>3838.5</text:p>
          </table:table-cell>
          <table:table-cell office:value-type="float" office:value="0.0190568746976509" calcext:value-type="float">
            <text:p>0.019056874697651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2219.5" calcext:value-type="float">
            <text:p>2219.5</text:p>
          </table:table-cell>
          <table:table-cell office:value-type="float" office:value="0.0460170231611196" calcext:value-type="float">
            <text:p>0.04601702316112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3422.5" calcext:value-type="float">
            <text:p>3422.5</text:p>
          </table:table-cell>
          <table:table-cell office:value-type="float" office:value="0.740651581788971" calcext:value-type="float">
            <text:p>0.740651581788971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2282.5" calcext:value-type="float">
            <text:p>2282.5</text:p>
          </table:table-cell>
          <table:table-cell office:value-type="float" office:value="0.16771447336496" calcext:value-type="float">
            <text:p>0.16771447336496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3167.5" calcext:value-type="float">
            <text:p>3167.5</text:p>
          </table:table-cell>
          <table:table-cell office:value-type="float" office:value="0.246103087634374" calcext:value-type="float">
            <text:p>0.246103087634374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2496.5" calcext:value-type="float">
            <text:p>2496.5</text:p>
          </table:table-cell>
          <table:table-cell office:value-type="float" office:value="0.371895802337299" calcext:value-type="float">
            <text:p>0.371895802337299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2981" calcext:value-type="float">
            <text:p>2981</text:p>
          </table:table-cell>
          <table:table-cell office:value-type="float" office:value="0.146564163789194" calcext:value-type="float">
            <text:p>0.146564163789194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1950" calcext:value-type="float">
            <text:p>1950</text:p>
          </table:table-cell>
          <table:table-cell office:value-type="float" office:value="0.63768693906214" calcext:value-type="float">
            <text:p>0.63768693906214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2733" calcext:value-type="float">
            <text:p>2733</text:p>
          </table:table-cell>
          <table:table-cell office:value-type="float" office:value="0.0330661997447732" calcext:value-type="float">
            <text:p>0.033066199744773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3862" calcext:value-type="float">
            <text:p>3862</text:p>
          </table:table-cell>
          <table:table-cell office:value-type="float" office:value="0.14976610764349" calcext:value-type="float">
            <text:p>0.14976610764349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2235" calcext:value-type="float">
            <text:p>2235</text:p>
          </table:table-cell>
          <table:table-cell office:value-type="float" office:value="0.138031640688464" calcext:value-type="float">
            <text:p>0.138031640688464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1493.5" calcext:value-type="float">
            <text:p>1493.5</text:p>
          </table:table-cell>
          <table:table-cell office:value-type="float" office:value="0.947328764632678" calcext:value-type="float">
            <text:p>0.947328764632678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</table:table-row>
        <table:table-row table:style-name="ro1">
          <table:table-cell office:value-type="string" calcext:value-type="string">
            <text:p>Q3_4</text:p>
          </table:table-cell>
          <table:table-cell office:value-type="float" office:value="1759.5" calcext:value-type="float">
            <text:p>1759.5</text:p>
          </table:table-cell>
          <table:table-cell office:value-type="float" office:value="0.014262939441505" calcext:value-type="float">
            <text:p>0.014262939441505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3980" calcext:value-type="float">
            <text:p>3980</text:p>
          </table:table-cell>
          <table:table-cell office:value-type="float" office:value="0.000237313955589731" calcext:value-type="float">
            <text:p>0.00023731395559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4475.5" calcext:value-type="float">
            <text:p>4475.5</text:p>
          </table:table-cell>
          <table:table-cell office:value-type="float" office:value="0.00000613672325606316" calcext:value-type="float">
            <text:p>6.13672325606316E-06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2307" calcext:value-type="float">
            <text:p>2307</text:p>
          </table:table-cell>
          <table:table-cell office:value-type="float" office:value="0.0172927269264839" calcext:value-type="float">
            <text:p>0.017292726926484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3431.5" calcext:value-type="float">
            <text:p>3431.5</text:p>
          </table:table-cell>
          <table:table-cell office:value-type="float" office:value="0.765006877489685" calcext:value-type="float">
            <text:p>0.765006877489685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2010" calcext:value-type="float">
            <text:p>2010</text:p>
          </table:table-cell>
          <table:table-cell office:value-type="float" office:value="0.0165891125231843" calcext:value-type="float">
            <text:p>0.016589112523184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3054" calcext:value-type="float">
            <text:p>3054</text:p>
          </table:table-cell>
          <table:table-cell office:value-type="float" office:value="0.128146369898893" calcext:value-type="float">
            <text:p>0.128146369898893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2257.5" calcext:value-type="float">
            <text:p>2257.5</text:p>
          </table:table-cell>
          <table:table-cell office:value-type="float" office:value="0.93523722134695" calcext:value-type="float">
            <text:p>0.93523722134695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2742.5" calcext:value-type="float">
            <text:p>2742.5</text:p>
          </table:table-cell>
          <table:table-cell office:value-type="float" office:value="0.0256554249362138" calcext:value-type="float">
            <text:p>0.025655424936214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1728" calcext:value-type="float">
            <text:p>1728</text:p>
          </table:table-cell>
          <table:table-cell office:value-type="float" office:value="0.595895158580352" calcext:value-type="float">
            <text:p>0.595895158580352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2689.5" calcext:value-type="float">
            <text:p>2689.5</text:p>
          </table:table-cell>
          <table:table-cell office:value-type="float" office:value="0.023856410763276" calcext:value-type="float">
            <text:p>0.023856410763276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3918.5" calcext:value-type="float">
            <text:p>3918.5</text:p>
          </table:table-cell>
          <table:table-cell office:value-type="float" office:value="0.106141464995883" calcext:value-type="float">
            <text:p>0.106141464995883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2747.5" calcext:value-type="float">
            <text:p>2747.5</text:p>
          </table:table-cell>
          <table:table-cell office:value-type="float" office:value="0.000177521553084969" calcext:value-type="float">
            <text:p>0.000177521553085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1761.5" calcext:value-type="float">
            <text:p>1761.5</text:p>
          </table:table-cell>
          <table:table-cell office:value-type="float" office:value="0.156658867738802" calcext:value-type="float">
            <text:p>0.156658867738802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</table:table-row>
        <table:table-row table:style-name="ro1">
          <table:table-cell office:value-type="string" calcext:value-type="string">
            <text:p>Q3_5</text:p>
          </table:table-cell>
          <table:table-cell office:value-type="float" office:value="2023.5" calcext:value-type="float">
            <text:p>2023.5</text:p>
          </table:table-cell>
          <table:table-cell office:value-type="float" office:value="0.155469371330235" calcext:value-type="float">
            <text:p>0.155469371330235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3550.5" calcext:value-type="float">
            <text:p>3550.5</text:p>
          </table:table-cell>
          <table:table-cell office:value-type="float" office:value="0.0297822983787348" calcext:value-type="float">
            <text:p>0.029782298378735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4109" calcext:value-type="float">
            <text:p>4109</text:p>
          </table:table-cell>
          <table:table-cell office:value-type="float" office:value="0.000950005181229331" calcext:value-type="float">
            <text:p>0.000950005181229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2433.5" calcext:value-type="float">
            <text:p>2433.5</text:p>
          </table:table-cell>
          <table:table-cell office:value-type="float" office:value="0.00267137437591599" calcext:value-type="float">
            <text:p>0.002671374375916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3323" calcext:value-type="float">
            <text:p>3323</text:p>
          </table:table-cell>
          <table:table-cell office:value-type="float" office:value="0.507483501563051" calcext:value-type="float">
            <text:p>0.507483501563051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2091.5" calcext:value-type="float">
            <text:p>2091.5</text:p>
          </table:table-cell>
          <table:table-cell office:value-type="float" office:value="0.034132497382121" calcext:value-type="float">
            <text:p>0.034132497382121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2955" calcext:value-type="float">
            <text:p>2955</text:p>
          </table:table-cell>
          <table:table-cell office:value-type="float" office:value="0.061265661968263" calcext:value-type="float">
            <text:p>0.061265661968263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1883" calcext:value-type="float">
            <text:p>1883</text:p>
          </table:table-cell>
          <table:table-cell office:value-type="float" office:value="0.103978465609835" calcext:value-type="float">
            <text:p>0.103978465609835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2533" calcext:value-type="float">
            <text:p>2533</text:p>
          </table:table-cell>
          <table:table-cell office:value-type="float" office:value="0.00299133258054492" calcext:value-type="float">
            <text:p>0.002991332580545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1618.5" calcext:value-type="float">
            <text:p>1618.5</text:p>
          </table:table-cell>
          <table:table-cell office:value-type="float" office:value="0.2986838101471" calcext:value-type="float">
            <text:p>0.2986838101471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2703.5" calcext:value-type="float">
            <text:p>2703.5</text:p>
          </table:table-cell>
          <table:table-cell office:value-type="float" office:value="0.0248017279449581" calcext:value-type="float">
            <text:p>0.024801727944958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3863" calcext:value-type="float">
            <text:p>3863</text:p>
          </table:table-cell>
          <table:table-cell office:value-type="float" office:value="0.146328123065598" calcext:value-type="float">
            <text:p>0.146328123065598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2558.5" calcext:value-type="float">
            <text:p>2558.5</text:p>
          </table:table-cell>
          <table:table-cell office:value-type="float" office:value="0.00316898684489558" calcext:value-type="float">
            <text:p>0.003168986844896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1392" calcext:value-type="float">
            <text:p>1392</text:p>
          </table:table-cell>
          <table:table-cell office:value-type="float" office:value="0.654589667794643" calcext:value-type="float">
            <text:p>0.654589667794643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</table:table-row>
        <table:table-row table:style-name="ro1">
          <table:table-cell office:value-type="string" calcext:value-type="string">
            <text:p>Q3_6</text:p>
          </table:table-cell>
          <table:table-cell office:value-type="float" office:value="2000" calcext:value-type="float">
            <text:p>2000</text:p>
          </table:table-cell>
          <table:table-cell office:value-type="float" office:value="0.0872807969558155" calcext:value-type="float">
            <text:p>0.087280796955816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3298" calcext:value-type="float">
            <text:p>3298</text:p>
          </table:table-cell>
          <table:table-cell office:value-type="float" office:value="0.155565468990349" calcext:value-type="float">
            <text:p>0.155565468990349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3777.5" calcext:value-type="float">
            <text:p>3777.5</text:p>
          </table:table-cell>
          <table:table-cell office:value-type="float" office:value="0.0154720037197241" calcext:value-type="float">
            <text:p>0.015472003719724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1761.5" calcext:value-type="float">
            <text:p>1761.5</text:p>
          </table:table-cell>
          <table:table-cell office:value-type="float" office:value="0.893499819732639" calcext:value-type="float">
            <text:p>0.893499819732639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3914.5" calcext:value-type="float">
            <text:p>3914.5</text:p>
          </table:table-cell>
          <table:table-cell office:value-type="float" office:value="0.144225464429751" calcext:value-type="float">
            <text:p>0.144225464429751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2571" calcext:value-type="float">
            <text:p>2571</text:p>
          </table:table-cell>
          <table:table-cell office:value-type="float" office:value="0.747848750294271" calcext:value-type="float">
            <text:p>0.747848750294271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3585" calcext:value-type="float">
            <text:p>3585</text:p>
          </table:table-cell>
          <table:table-cell office:value-type="float" office:value="0.809314019421232" calcext:value-type="float">
            <text:p>0.809314019421232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2289" calcext:value-type="float">
            <text:p>2289</text:p>
          </table:table-cell>
          <table:table-cell office:value-type="float" office:value="0.961053465369747" calcext:value-type="float">
            <text:p>0.961053465369747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3302.5" calcext:value-type="float">
            <text:p>3302.5</text:p>
          </table:table-cell>
          <table:table-cell office:value-type="float" office:value="0.669174177506058" calcext:value-type="float">
            <text:p>0.669174177506058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1859" calcext:value-type="float">
            <text:p>1859</text:p>
          </table:table-cell>
          <table:table-cell office:value-type="float" office:value="0.9485101833193" calcext:value-type="float">
            <text:p>0.9485101833193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3182" calcext:value-type="float">
            <text:p>3182</text:p>
          </table:table-cell>
          <table:table-cell office:value-type="float" office:value="0.482648123287952" calcext:value-type="float">
            <text:p>0.482648123287952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4002" calcext:value-type="float">
            <text:p>4002</text:p>
          </table:table-cell>
          <table:table-cell office:value-type="float" office:value="0.0303113342292658" calcext:value-type="float">
            <text:p>0.030311334229266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2198.5" calcext:value-type="float">
            <text:p>2198.5</text:p>
          </table:table-cell>
          <table:table-cell office:value-type="float" office:value="0.134056246786565" calcext:value-type="float">
            <text:p>0.134056246786565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1387" calcext:value-type="float">
            <text:p>1387</text:p>
          </table:table-cell>
          <table:table-cell office:value-type="float" office:value="0.593546929405426" calcext:value-type="float">
            <text:p>0.593546929405426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</table:table-row>
        <table:table-row table:style-name="ro1">
          <table:table-cell office:value-type="string" calcext:value-type="string">
            <text:p>Q3_7</text:p>
          </table:table-cell>
          <table:table-cell office:value-type="float" office:value="2270" calcext:value-type="float">
            <text:p>2270</text:p>
          </table:table-cell>
          <table:table-cell office:value-type="float" office:value="0.670579848817942" calcext:value-type="float">
            <text:p>0.670579848817942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4273.5" calcext:value-type="float">
            <text:p>4273.5</text:p>
          </table:table-cell>
          <table:table-cell office:value-type="float" office:value="0.00000169246493541627" calcext:value-type="float">
            <text:p>1.69246493541627E-06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4545" calcext:value-type="float">
            <text:p>4545</text:p>
          </table:table-cell>
          <table:table-cell office:value-type="float" office:value="0.00000139753586211332" calcext:value-type="float">
            <text:p>1.39753586211332E-06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2372" calcext:value-type="float">
            <text:p>2372</text:p>
          </table:table-cell>
          <table:table-cell office:value-type="float" office:value="0.00663514118269394" calcext:value-type="float">
            <text:p>0.006635141182694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3597" calcext:value-type="float">
            <text:p>3597</text:p>
          </table:table-cell>
          <table:table-cell office:value-type="float" office:value="0.809021837046409" calcext:value-type="float">
            <text:p>0.809021837046409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2254" calcext:value-type="float">
            <text:p>2254</text:p>
          </table:table-cell>
          <table:table-cell office:value-type="float" office:value="0.134721138208333" calcext:value-type="float">
            <text:p>0.134721138208333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3386" calcext:value-type="float">
            <text:p>3386</text:p>
          </table:table-cell>
          <table:table-cell office:value-type="float" office:value="0.658336548661437" calcext:value-type="float">
            <text:p>0.658336548661437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2126.5" calcext:value-type="float">
            <text:p>2126.5</text:p>
          </table:table-cell>
          <table:table-cell office:value-type="float" office:value="0.534102623498421" calcext:value-type="float">
            <text:p>0.534102623498421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2945.5" calcext:value-type="float">
            <text:p>2945.5</text:p>
          </table:table-cell>
          <table:table-cell office:value-type="float" office:value="0.114381177966504" calcext:value-type="float">
            <text:p>0.114381177966504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1777" calcext:value-type="float">
            <text:p>1777</text:p>
          </table:table-cell>
          <table:table-cell office:value-type="float" office:value="0.754034168001504" calcext:value-type="float">
            <text:p>0.754034168001504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3062.5" calcext:value-type="float">
            <text:p>3062.5</text:p>
          </table:table-cell>
          <table:table-cell office:value-type="float" office:value="0.304715875805705" calcext:value-type="float">
            <text:p>0.304715875805705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4066.5" calcext:value-type="float">
            <text:p>4066.5</text:p>
          </table:table-cell>
          <table:table-cell office:value-type="float" office:value="0.0328286170556499" calcext:value-type="float">
            <text:p>0.03282861705565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2599" calcext:value-type="float">
            <text:p>2599</text:p>
          </table:table-cell>
          <table:table-cell office:value-type="float" office:value="0.00174448048753039" calcext:value-type="float">
            <text:p>0.00174448048753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1550" calcext:value-type="float">
            <text:p>1550</text:p>
          </table:table-cell>
          <table:table-cell office:value-type="float" office:value="0.722561927892542" calcext:value-type="float">
            <text:p>0.722561927892542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</table:table-row>
        <table:table-row table:style-name="ro1">
          <table:table-cell office:value-type="string" calcext:value-type="string">
            <text:p>Q3_8</text:p>
          </table:table-cell>
          <table:table-cell office:value-type="float" office:value="2290" calcext:value-type="float">
            <text:p>2290</text:p>
          </table:table-cell>
          <table:table-cell office:value-type="float" office:value="0.731623059986396" calcext:value-type="float">
            <text:p>0.731623059986396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3879.5" calcext:value-type="float">
            <text:p>3879.5</text:p>
          </table:table-cell>
          <table:table-cell office:value-type="float" office:value="0.000824691983138436" calcext:value-type="float">
            <text:p>0.000824691983138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4442" calcext:value-type="float">
            <text:p>4442</text:p>
          </table:table-cell>
          <table:table-cell office:value-type="float" office:value="0.00000887957392906105" calcext:value-type="float">
            <text:p>8.87957392906105E-06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2703.5" calcext:value-type="float">
            <text:p>2703.5</text:p>
          </table:table-cell>
          <table:table-cell office:value-type="float" office:value="0.0000229627821433993" calcext:value-type="float">
            <text:p>2.29627821433993E-05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3426.5" calcext:value-type="float">
            <text:p>3426.5</text:p>
          </table:table-cell>
          <table:table-cell office:value-type="float" office:value="0.7505832985586" calcext:value-type="float">
            <text:p>0.7505832985586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2275" calcext:value-type="float">
            <text:p>2275</text:p>
          </table:table-cell>
          <table:table-cell office:value-type="float" office:value="0.15903464254547" calcext:value-type="float">
            <text:p>0.15903464254547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3656" calcext:value-type="float">
            <text:p>3656</text:p>
          </table:table-cell>
          <table:table-cell office:value-type="float" office:value="0.655194294406726" calcext:value-type="float">
            <text:p>0.655194294406726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2447.5" calcext:value-type="float">
            <text:p>2447.5</text:p>
          </table:table-cell>
          <table:table-cell office:value-type="float" office:value="0.488723595692117" calcext:value-type="float">
            <text:p>0.488723595692117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2827" calcext:value-type="float">
            <text:p>2827</text:p>
          </table:table-cell>
          <table:table-cell office:value-type="float" office:value="0.049154163355986" calcext:value-type="float">
            <text:p>0.049154163355986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1845.5" calcext:value-type="float">
            <text:p>1845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2746.5" calcext:value-type="float">
            <text:p>2746.5</text:p>
          </table:table-cell>
          <table:table-cell office:value-type="float" office:value="0.0369659599340479" calcext:value-type="float">
            <text:p>0.036965959934048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3920" calcext:value-type="float">
            <text:p>3920</text:p>
          </table:table-cell>
          <table:table-cell office:value-type="float" office:value="0.102208767606638" calcext:value-type="float">
            <text:p>0.102208767606638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2655.5" calcext:value-type="float">
            <text:p>2655.5</text:p>
          </table:table-cell>
          <table:table-cell office:value-type="float" office:value="0.000757362989540817" calcext:value-type="float">
            <text:p>0.000757362989541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1610.5" calcext:value-type="float">
            <text:p>1610.5</text:p>
          </table:table-cell>
          <table:table-cell office:value-type="float" office:value="0.508787152235874" calcext:value-type="float">
            <text:p>0.508787152235874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</table:table-row>
        <table:table-row table:style-name="ro1">
          <table:table-cell office:value-type="string" calcext:value-type="string">
            <text:p>Q3_9</text:p>
          </table:table-cell>
          <table:table-cell office:value-type="float" office:value="1799" calcext:value-type="float">
            <text:p>1799</text:p>
          </table:table-cell>
          <table:table-cell office:value-type="float" office:value="0.00952918809849172" calcext:value-type="float">
            <text:p>0.009529188098492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3743" calcext:value-type="float">
            <text:p>3743</text:p>
          </table:table-cell>
          <table:table-cell office:value-type="float" office:value="0.00138221795051811" calcext:value-type="float">
            <text:p>0.001382217950518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3991" calcext:value-type="float">
            <text:p>3991</text:p>
          </table:table-cell>
          <table:table-cell office:value-type="float" office:value="0.00126863817294704" calcext:value-type="float">
            <text:p>0.001268638172947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2034.5" calcext:value-type="float">
            <text:p>2034.5</text:p>
          </table:table-cell>
          <table:table-cell office:value-type="float" office:value="0.201250208949631" calcext:value-type="float">
            <text:p>0.201250208949631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3625.5" calcext:value-type="float">
            <text:p>3625.5</text:p>
          </table:table-cell>
          <table:table-cell office:value-type="float" office:value="0.707799250115913" calcext:value-type="float">
            <text:p>0.707799250115913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2869" calcext:value-type="float">
            <text:p>2869</text:p>
          </table:table-cell>
          <table:table-cell office:value-type="float" office:value="0.343059490114637" calcext:value-type="float">
            <text:p>0.343059490114637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3368.5" calcext:value-type="float">
            <text:p>3368.5</text:p>
          </table:table-cell>
          <table:table-cell office:value-type="float" office:value="0.576925430793448" calcext:value-type="float">
            <text:p>0.576925430793448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2274" calcext:value-type="float">
            <text:p>2274</text:p>
          </table:table-cell>
          <table:table-cell office:value-type="float" office:value="0.987175254798966" calcext:value-type="float">
            <text:p>0.987175254798966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3052" calcext:value-type="float">
            <text:p>3052</text:p>
          </table:table-cell>
          <table:table-cell office:value-type="float" office:value="0.173357678332121" calcext:value-type="float">
            <text:p>0.173357678332121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1847" calcext:value-type="float">
            <text:p>1847</text:p>
          </table:table-cell>
          <table:table-cell office:value-type="float" office:value="0.997964692900012" calcext:value-type="float">
            <text:p>0.997964692900012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3066.5" calcext:value-type="float">
            <text:p>3066.5</text:p>
          </table:table-cell>
          <table:table-cell office:value-type="float" office:value="0.258616686584397" calcext:value-type="float">
            <text:p>0.258616686584397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3739" calcext:value-type="float">
            <text:p>3739</text:p>
          </table:table-cell>
          <table:table-cell office:value-type="float" office:value="0.248240372576956" calcext:value-type="float">
            <text:p>0.248240372576956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2164.5" calcext:value-type="float">
            <text:p>2164.5</text:p>
          </table:table-cell>
          <table:table-cell office:value-type="float" office:value="0.19060802744145" calcext:value-type="float">
            <text:p>0.19060802744145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1440" calcext:value-type="float">
            <text:p>1440</text:p>
          </table:table-cell>
          <table:table-cell office:value-type="float" office:value="0.821930935323508" calcext:value-type="float">
            <text:p>0.821930935323508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</table:table-row>
        <table:table-row table:style-name="ro1">
          <table:table-cell office:value-type="string" calcext:value-type="string">
            <text:p>Q3_10</text:p>
          </table:table-cell>
          <table:table-cell office:value-type="float" office:value="1981.5" calcext:value-type="float">
            <text:p>1981.5</text:p>
          </table:table-cell>
          <table:table-cell office:value-type="float" office:value="0.0600043120920581" calcext:value-type="float">
            <text:p>0.060004312092058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3670" calcext:value-type="float">
            <text:p>3670</text:p>
          </table:table-cell>
          <table:table-cell office:value-type="float" office:value="0.00205379774490416" calcext:value-type="float">
            <text:p>0.002053797744904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3846" calcext:value-type="float">
            <text:p>3846</text:p>
          </table:table-cell>
          <table:table-cell office:value-type="float" office:value="0.00478178222412735" calcext:value-type="float">
            <text:p>0.004781782224127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2143" calcext:value-type="float">
            <text:p>2143</text:p>
          </table:table-cell>
          <table:table-cell office:value-type="float" office:value="0.0507323035238402" calcext:value-type="float">
            <text:p>0.05073230352384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3374" calcext:value-type="float">
            <text:p>3374</text:p>
          </table:table-cell>
          <table:table-cell office:value-type="float" office:value="0.559177695804939" calcext:value-type="float">
            <text:p>0.559177695804939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2843" calcext:value-type="float">
            <text:p>2843</text:p>
          </table:table-cell>
          <table:table-cell office:value-type="float" office:value="0.37408372445369" calcext:value-type="float">
            <text:p>0.37408372445369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3251.5" calcext:value-type="float">
            <text:p>3251.5</text:p>
          </table:table-cell>
          <table:table-cell office:value-type="float" office:value="0.293234619881936" calcext:value-type="float">
            <text:p>0.293234619881936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2103.5" calcext:value-type="float">
            <text:p>2103.5</text:p>
          </table:table-cell>
          <table:table-cell office:value-type="float" office:value="0.396288599506003" calcext:value-type="float">
            <text:p>0.396288599506003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3159" calcext:value-type="float">
            <text:p>3159</text:p>
          </table:table-cell>
          <table:table-cell office:value-type="float" office:value="0.308092181010153" calcext:value-type="float">
            <text:p>0.308092181010153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1851" calcext:value-type="float">
            <text:p>1851</text:p>
          </table:table-cell>
          <table:table-cell office:value-type="float" office:value="0.980557390196359" calcext:value-type="float">
            <text:p>0.980557390196359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3279.5" calcext:value-type="float">
            <text:p>3279.5</text:p>
          </table:table-cell>
          <table:table-cell office:value-type="float" office:value="0.730164164561367" calcext:value-type="float">
            <text:p>0.730164164561367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3391" calcext:value-type="float">
            <text:p>3391</text:p>
          </table:table-cell>
          <table:table-cell office:value-type="float" office:value="0.878430759748686" calcext:value-type="float">
            <text:p>0.878430759748686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2088" calcext:value-type="float">
            <text:p>2088</text:p>
          </table:table-cell>
          <table:table-cell office:value-type="float" office:value="0.326444373399778" calcext:value-type="float">
            <text:p>0.326444373399778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  <table:table-cell office:value-type="float" office:value="1453" calcext:value-type="float">
            <text:p>1453</text:p>
          </table:table-cell>
          <table:table-cell office:value-type="float" office:value="0.872661529686987" calcext:value-type="float">
            <text:p>0.872661529686987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</table:table-row>
      </table:table>
      <table:table table:name="test_output_wiedza" table:style-name="ta1">
        <table:table-column table:style-name="co18" table:default-cell-style-name="Default"/>
        <table:table-column table:style-name="co47" table:default-cell-style-name="Default"/>
        <table:table-column table:style-name="co27" table:default-cell-style-name="Default"/>
        <table:table-column table:style-name="co22" table:default-cell-style-name="Default"/>
        <table:table-column table:style-name="co48" table:default-cell-style-name="Default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statistic</text:p>
          </table:table-cell>
          <table:table-cell office:value-type="string" calcext:value-type="string">
            <text:p>p.valu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alternative</text:p>
          </table:table-cell>
        </table:table-row>
        <table:table-row table:style-name="ro1">
          <table:table-cell office:value-type="string" calcext:value-type="string">
            <text:p>Q2_1</text:p>
          </table:table-cell>
          <table:table-cell office:value-type="float" office:value="706" calcext:value-type="float">
            <text:p>706</text:p>
          </table:table-cell>
          <table:table-cell office:value-type="float" office:value="0.00274933189371835" calcext:value-type="float">
            <text:p>0.002749331893718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</table:table-row>
        <table:table-row table:style-name="ro1">
          <table:table-cell office:value-type="string" calcext:value-type="string">
            <text:p>Q2_2</text:p>
          </table:table-cell>
          <table:table-cell office:value-type="float" office:value="345" calcext:value-type="float">
            <text:p>345</text:p>
          </table:table-cell>
          <table:table-cell office:value-type="float" office:value="0.0000000137828998975786" calcext:value-type="float">
            <text:p>1.37828998975786E-08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</table:table-row>
        <table:table-row table:style-name="ro1">
          <table:table-cell office:value-type="string" calcext:value-type="string">
            <text:p>Q2_3</text:p>
          </table:table-cell>
          <table:table-cell office:value-type="float" office:value="297.5" calcext:value-type="float">
            <text:p>297.5</text:p>
          </table:table-cell>
          <table:table-cell office:value-type="float" office:value="0.00000000229417345800961" calcext:value-type="float">
            <text:p>2.29417345800961E-09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</table:table-row>
        <table:table-row table:style-name="ro1">
          <table:table-cell office:value-type="string" calcext:value-type="string">
            <text:p>Q2_4</text:p>
          </table:table-cell>
          <table:table-cell office:value-type="float" office:value="582" calcext:value-type="float">
            <text:p>582</text:p>
          </table:table-cell>
          <table:table-cell office:value-type="float" office:value="0.0000970435092298629" calcext:value-type="float">
            <text:p>9.70435092298629E-05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</table:table-row>
        <table:table-row table:style-name="ro1">
          <table:table-cell office:value-type="string" calcext:value-type="string">
            <text:p>Q2_5</text:p>
          </table:table-cell>
          <table:table-cell office:value-type="float" office:value="776.5" calcext:value-type="float">
            <text:p>776.5</text:p>
          </table:table-cell>
          <table:table-cell office:value-type="float" office:value="0.00976192519707734" calcext:value-type="float">
            <text:p>0.009761925197077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</table:table-row>
        <table:table-row table:style-name="ro1">
          <table:table-cell office:value-type="string" calcext:value-type="string">
            <text:p>Q2_6</text:p>
          </table:table-cell>
          <table:table-cell office:value-type="float" office:value="980.5" calcext:value-type="float">
            <text:p>980.5</text:p>
          </table:table-cell>
          <table:table-cell office:value-type="float" office:value="0.545409543814338" calcext:value-type="float">
            <text:p>0.545409543814338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</table:table-row>
        <table:table-row table:style-name="ro1">
          <table:table-cell office:value-type="string" calcext:value-type="string">
            <text:p>Q2_7</text:p>
          </table:table-cell>
          <table:table-cell office:value-type="float" office:value="1023" calcext:value-type="float">
            <text:p>1023</text:p>
          </table:table-cell>
          <table:table-cell office:value-type="float" office:value="0.806474400060305" calcext:value-type="float">
            <text:p>0.806474400060305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</table:table-row>
        <table:table-row table:style-name="ro1">
          <table:table-cell office:value-type="string" calcext:value-type="string">
            <text:p>Q2_8</text:p>
          </table:table-cell>
          <table:table-cell office:value-type="float" office:value="970" calcext:value-type="float">
            <text:p>970</text:p>
          </table:table-cell>
          <table:table-cell office:value-type="float" office:value="0.414512120697818" calcext:value-type="float">
            <text:p>0.414512120697818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</table:table-row>
        <table:table-row table:style-name="ro1">
          <table:table-cell office:value-type="string" calcext:value-type="string">
            <text:p>Q2_9</text:p>
          </table:table-cell>
          <table:table-cell office:value-type="float" office:value="1015" calcext:value-type="float">
            <text:p>1015</text:p>
          </table:table-cell>
          <table:table-cell office:value-type="float" office:value="0.747124463976253" calcext:value-type="float">
            <text:p>0.747124463976253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</table:table-row>
        <table:table-row table:style-name="ro1">
          <table:table-cell office:value-type="string" calcext:value-type="string">
            <text:p>Q2_10</text:p>
          </table:table-cell>
          <table:table-cell office:value-type="float" office:value="995" calcext:value-type="float">
            <text:p>995</text:p>
          </table:table-cell>
          <table:table-cell office:value-type="float" office:value="0.667840173215043" calcext:value-type="float">
            <text:p>0.667840173215043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</table:table-row>
        <table:table-row table:style-name="ro1">
          <table:table-cell office:value-type="string" calcext:value-type="string">
            <text:p>Q3_1</text:p>
          </table:table-cell>
          <table:table-cell office:value-type="float" office:value="490.5" calcext:value-type="float">
            <text:p>490.5</text:p>
          </table:table-cell>
          <table:table-cell office:value-type="float" office:value="0.00000806894453092112" calcext:value-type="float">
            <text:p>8.06894453092112E-06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</table:table-row>
        <table:table-row table:style-name="ro1">
          <table:table-cell office:value-type="string" calcext:value-type="string">
            <text:p>Q3_2</text:p>
          </table:table-cell>
          <table:table-cell office:value-type="float" office:value="454" calcext:value-type="float">
            <text:p>454</text:p>
          </table:table-cell>
          <table:table-cell office:value-type="float" office:value="0.00000163662716990474" calcext:value-type="float">
            <text:p>1.63662716990474E-06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</table:table-row>
        <table:table-row table:style-name="ro1">
          <table:table-cell office:value-type="string" calcext:value-type="string">
            <text:p>Q3_3</text:p>
          </table:table-cell>
          <table:table-cell office:value-type="float" office:value="1368.5" calcext:value-type="float">
            <text:p>1368.5</text:p>
          </table:table-cell>
          <table:table-cell office:value-type="float" office:value="0.00874848399498563" calcext:value-type="float">
            <text:p>0.008748483994986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</table:table-row>
        <table:table-row table:style-name="ro1">
          <table:table-cell office:value-type="string" calcext:value-type="string">
            <text:p>Q3_4</text:p>
          </table:table-cell>
          <table:table-cell office:value-type="float" office:value="1353.5" calcext:value-type="float">
            <text:p>1353.5</text:p>
          </table:table-cell>
          <table:table-cell office:value-type="float" office:value="0.012858404801122" calcext:value-type="float">
            <text:p>0.012858404801122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</table:table-row>
        <table:table-row table:style-name="ro1">
          <table:table-cell office:value-type="string" calcext:value-type="string">
            <text:p>Q3_5</text:p>
          </table:table-cell>
          <table:table-cell office:value-type="float" office:value="1492.5" calcext:value-type="float">
            <text:p>1492.5</text:p>
          </table:table-cell>
          <table:table-cell office:value-type="float" office:value="0.000225813806308826" calcext:value-type="float">
            <text:p>0.000225813806309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</table:table-row>
        <table:table-row table:style-name="ro1">
          <table:table-cell office:value-type="string" calcext:value-type="string">
            <text:p>Q3_6</text:p>
          </table:table-cell>
          <table:table-cell office:value-type="float" office:value="1250.5" calcext:value-type="float">
            <text:p>1250.5</text:p>
          </table:table-cell>
          <table:table-cell office:value-type="float" office:value="0.0615203033271956" calcext:value-type="float">
            <text:p>0.061520303327196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</table:table-row>
        <table:table-row table:style-name="ro1">
          <table:table-cell office:value-type="string" calcext:value-type="string">
            <text:p>Q3_7</text:p>
          </table:table-cell>
          <table:table-cell office:value-type="float" office:value="1659" calcext:value-type="float">
            <text:p>1659</text:p>
          </table:table-cell>
          <table:table-cell office:value-type="float" office:value="0.000000525565978102304" calcext:value-type="float">
            <text:p>5.25565978102304E-07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</table:table-row>
        <table:table-row table:style-name="ro1">
          <table:table-cell office:value-type="string" calcext:value-type="string">
            <text:p>Q3_8</text:p>
          </table:table-cell>
          <table:table-cell office:value-type="float" office:value="1743" calcext:value-type="float">
            <text:p>1743</text:p>
          </table:table-cell>
          <table:table-cell office:value-type="float" office:value="0.00000000980599277307868" calcext:value-type="float">
            <text:p>9.80599277307868E-09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</table:table-row>
        <table:table-row table:style-name="ro1">
          <table:table-cell office:value-type="string" calcext:value-type="string">
            <text:p>Q3_9</text:p>
          </table:table-cell>
          <table:table-cell office:value-type="float" office:value="1297" calcext:value-type="float">
            <text:p>1297</text:p>
          </table:table-cell>
          <table:table-cell office:value-type="float" office:value="0.0182620449475487" calcext:value-type="float">
            <text:p>0.018262044947549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</table:table-row>
        <table:table-row table:style-name="ro1">
          <table:table-cell office:value-type="string" calcext:value-type="string">
            <text:p>Q3_10</text:p>
          </table:table-cell>
          <table:table-cell office:value-type="float" office:value="1171.5" calcext:value-type="float">
            <text:p>1171.5</text:p>
          </table:table-cell>
          <table:table-cell office:value-type="float" office:value="0.192790113946197" calcext:value-type="float">
            <text:p>0.192790113946197</text:p>
          </table:table-cell>
          <table:table-cell office:value-type="string" calcext:value-type="string">
            <text:p>Wilcoxon rank sum test with continuity correction</text:p>
          </table:table-cell>
          <table:table-cell office:value-type="string" calcext:value-type="string">
            <text:p>two.sid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7-20T17:54:56.304853086</dc:date>
    <meta:editing-duration>PT1M22S</meta:editing-duration>
    <meta:editing-cycles>1</meta:editing-cycles>
    <meta:generator>LibreOffice/6.4.7.2$Linux_X86_64 LibreOffice_project/40$Build-2</meta:generator>
    <meta:document-statistic meta:table-count="3" meta:cell-count="2047" meta:object-count="0"/>
  </office:meta>
</office:document-meta>
</file>